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margin-top="0.212cm" fo:margin-bottom="0cm" style:contextual-spacing="false" style:page-number="auto" fo:keep-with-next="always"/>
    </style:style>
    <style:style style:name="P2" style:family="paragraph" style:parent-style-name="Standard">
      <style:paragraph-properties fo:margin-top="0.212cm" fo:margin-bottom="0cm" style:contextual-spacing="false" fo:text-align="justify" style:justify-single-word="false"/>
    </style:style>
    <style:style style:name="P3" style:family="paragraph" style:parent-style-name="Heading_20_1">
      <style:paragraph-properties fo:margin-top="0.212cm" fo:margin-bottom="0cm" style:contextual-spacing="false" fo:keep-with-next="always"/>
    </style:style>
    <style:style style:name="P4" style:family="paragraph" style:parent-style-name="Standard">
      <style:paragraph-properties fo:margin-left="3cm" fo:margin-right="2cm" fo:text-indent="-1cm" style:auto-text-indent="false"/>
    </style:style>
    <style:style style:name="T1" style:family="text">
      <style:text-properties fo:font-family="Vusillus" style:font-family-generic="roman" style:font-pitch="variable" fo:font-size="16pt" fo:language="la" fo:country="VA" fo:font-style="italic" style:text-underline-style="solid" style:text-underline-width="auto" style:text-underline-color="#0000ff" style:letter-kerning="false" style:font-size-asian="16pt" style:font-style-asian="italic" style:font-family-complex="Vusillus" style:font-family-generic-complex="system" style:font-pitch-complex="variable" style:font-size-complex="16pt" style:font-style-complex="italic"/>
    </style:style>
    <style:style style:name="T2" style:family="text">
      <style:text-properties fo:color="#1f497d" loext:opacity="100%" fo:font-family="Vusillus" style:font-family-generic="roman" style:font-pitch="variable" fo:font-size="14pt" fo:language="la" fo:country="VA" fo:font-style="italic" style:font-size-asian="14pt" style:font-style-asian="italic" style:font-family-complex="Vusillus" style:font-family-generic-complex="system" style:font-pitch-complex="variable" style:font-size-complex="14pt" style:font-style-complex="italic"/>
    </style:style>
    <style:style style:name="T3" style:family="text">
      <style:text-properties fo:font-family="Vusillus" style:font-family-generic="roman" style:font-pitch="variable" fo:font-size="14pt" fo:language="la" fo:country="VA" fo:font-weight="bold" style:font-size-asian="14pt" style:font-weight-asian="bold" style:font-family-complex="Vusillus" style:font-family-generic-complex="system" style:font-pitch-complex="variable" style:font-size-complex="14pt" style:font-weight-complex="bold"/>
    </style:style>
    <style:style style:name="T4" style:family="text">
      <style:text-properties fo:color="#1f497d" loext:opacity="100%" fo:font-family="Vusillus" style:font-family-generic="roman" style:font-pitch="variable" fo:font-size="16pt" fo:language="la" fo:country="VA" fo:font-style="italic" style:text-underline-style="solid" style:text-underline-width="auto" style:text-underline-color="#0000ff" fo:font-weight="normal" style:letter-kerning="false" style:font-size-asian="16pt" style:font-style-asian="italic" style:font-weight-asian="normal" style:font-family-complex="Vusillus" style:font-family-generic-complex="system" style:font-pitch-complex="variable" style:font-size-complex="16pt" style:font-style-complex="italic" style:font-weight-complex="normal"/>
    </style:style>
    <style:style style:name="T5" style:family="text">
      <style:text-properties fo:color="#1f497d" loext:opacity="100%" style:text-position="0% 100%" fo:font-family="Vusillus" style:font-family-generic="roman" style:font-pitch="variable" fo:font-size="14pt" fo:language="la" fo:country="VA" fo:font-style="italic" style:font-size-asian="14pt" style:font-style-asian="italic" style:font-family-complex="Vusillus" style:font-family-generic-complex="system" style:font-pitch-complex="variable" style:font-size-complex="14pt" style:font-style-complex="italic"/>
    </style:style>
    <style:style style:name="T6" style:family="text">
      <style:text-properties fo:color="#1f497d" loext:opacity="100%" fo:font-family="Vusillus" style:font-family-generic="roman" style:font-pitch="variable" fo:language="la" fo:country="VA" fo:font-style="italic" style:font-style-asian="italic" style:font-family-complex="Vusillus" style:font-family-generic-complex="system" style:font-pitch-complex="variable" style:font-style-complex="italic"/>
    </style:style>
    <style:style style:name="T7" style:family="text">
      <style:text-properties fo:font-family="Vusillus" style:font-family-generic="roman" style:font-pitch="variable" fo:language="la" fo:country="VA" fo:font-style="italic" style:font-style-asian="italic" style:font-family-complex="Vusillus" style:font-family-generic-complex="system" style:font-pitch-complex="variable"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 loext:marker-style-name="T1"><text:span text:style-name="T1">Josue I</text:span><text:span text:style-name="T1"/></text:h>
        <text:p text:style-name="P2" loext:marker-style-name="T2"><text:span text:style-name="vn1"><text:span text:style-name="T3">1</text:span></text:span><text:span text:style-name="T2"> Et factum est post mortem Moysi servi Domini, ut loqueretur Dominus ad Josue filium Nun, ministrum Moysi, et diceret ei: </text:span><text:span text:style-name="vn1"><text:span text:style-name="T3">2</text:span></text:span><text:span text:style-name="T2"> Moyses servus meus mortuus est: surge, et transi Jordanem istum tu, et omnis populus tecum, in terram quam ego dabo filiis Israël. </text:span><text:span text:style-name="vn1"><text:span text:style-name="T3">3</text:span></text:span><text:span text:style-name="T2"> Omnem locum, quem calcaverit vestigium pedis vestri, vobis tradam, sicut locutus sum Moysi. </text:span><text:span text:style-name="vn1"><text:span text:style-name="T3">4</text:span></text:span><text:span text:style-name="T2"> A deserto et Libano usque ad fluvium magnum Euphraten, omnis terra Hethæorum usque ad mare magnum contra solis occasum erit terminus vester. </text:span><text:span text:style-name="vn1"><text:span text:style-name="T3">5</text:span></text:span><text:span text:style-name="T2"> Nullus poterit vobis resistere cunctis diebus vitæ tuæ: sicut fui cum Moyse, ita ero tecum: non dimittam, nec derelinquam te. </text:span><text:span text:style-name="vn1"><text:span text:style-name="T3">6</text:span></text:span><text:span text:style-name="T2"> Confortare, et esto robustus: tu enim sorte divides populo huic terram, pro qua juravi patribus suis, ut traderem eam illis. </text:span><text:span text:style-name="vn1"><text:span text:style-name="T3">7</text:span></text:span><text:span text:style-name="T2"> Confortare igitur, et esto robustus valde, ut custodias, et facias omnem legem, quam præcepit tibi Moyses servus meus: ne declines ab ea ad dexteram vel ad sinistram, ut intelligas cuncta quæ agis. </text:span><text:span text:style-name="vn1"><text:span text:style-name="T3">8</text:span></text:span><text:span text:style-name="T2"> Non recedat volumen legis hujus ab ore tuo: sed meditaberis in eo diebus ac noctibus, ut custodias et facias omnia quæ scripta sunt in eo: tunc diriges viam tuam, et intelliges eam. </text:span><text:span text:style-name="vn1"><text:span text:style-name="T3">9</text:span></text:span><text:span text:style-name="T2"> Ecce præcipio tibi: confortare, et esto robustus. Noli metuere, et noli timere: quoniam tecum est Dominus Deus tuus in omnibus ad quæcumque perrexeris.</text:span></text:p>
        <text:p text:style-name="P2" loext:marker-style-name="T2"><text:span text:style-name="vn1"><text:span text:style-name="T3">10</text:span></text:span><text:span text:style-name="T2"> Præcepitque Josue principibus populi, dicens: Transite per medium castrorum, et imperate populo, ac dicite: </text:span><text:span text:style-name="vn1"><text:span text:style-name="T3">11</text:span></text:span><text:span text:style-name="T2"> Præparate vobis cibaria: quoniam post diem tertium transibitis Jordanem, et intrabitis ad possidendam terram quam Dominus Deus vester daturus est vobis. </text:span><text:span text:style-name="vn1"><text:span text:style-name="T3">12</text:span></text:span><text:span text:style-name="T2"> Rubenitis quoque et Gaditis, et dimidiæ tribui Manasse, ait: </text:span><text:span text:style-name="vn1"><text:span text:style-name="T3">13</text:span></text:span><text:span text:style-name="T2"> Mementote sermonis, quem præcepit vobis Moyses famulus Domini, dicens: Dominus Deus vester dedit vobis requiem, et omnem terram. </text:span><text:span text:style-name="vn1"><text:span text:style-name="T3">14</text:span></text:span><text:span text:style-name="T2"> Uxores vestræ, et filii, ac jumenta manebunt in terra, quam tradidit vobis Moyses trans Jordanem: vos autem transite armati ante fratres vestros, omnes fortes manu, et pugnate pro eis, </text:span><text:span text:style-name="vn1"><text:span text:style-name="T3">15</text:span></text:span><text:span text:style-name="T2"> donec det Dominus requiem fratribus vestris sicut et vobis dedit, et possideant ipsi quoque terram quam Dominus Deus vester daturus est eis: et sic revertimini in terram possessionis vestræ, et habitabitis in ea, quam vobis dedit Moyses famulus Domini trans Jordanem contra solis ortum.</text:span></text:p>
        <text:p text:style-name="P2" loext:marker-style-name="T2"><text:span text:style-name="vn1"><text:span text:style-name="T3">16</text:span></text:span><text:span text:style-name="T2"> Responderuntque ad Josue, atque dixerunt: Omnia quæ præcepisti nobis, faciemus: et quocumque miseris, ibimus. </text:span><text:span text:style-name="vn1"><text:span text:style-name="T3">17</text:span></text:span><text:span text:style-name="T2"> Sicut obedivimus in cunctis Moysi, ita obediemus et tibi: tantum sit Dominus Deus tuus tecum, sicut fuit cum Moyse. </text:span><text:span text:style-name="vn1"><text:span text:style-name="T3">18</text:span></text:span><text:span text:style-name="T2"> Qui contradixerit ori tuo, et non obedierit cunctis sermonibus, quos præceperis ei, moriatur. Tu tantum confortare, et viriliter age. </text:span></text:p>
      </text:section>
      <text:section text:style-name="Sect1" text:name="Section1">
        <text:h text:style-name="P3" text:outline-level="1" loext:marker-style-name="T1"><text:span text:style-name="chapter-num"><text:span text:style-name="T4">Josue II</text:span></text:span><text:span text:style-name="T4"/></text:h>
        <text:p text:style-name="P2" loext:marker-style-name="T2"><text:span text:style-name="vn1"><text:span text:style-name="T3">1</text:span></text:span><text:span text:style-name="T2"> Misit igitur Josue filius Nun de Setim duos viros exploratores in abscondito: et dixit eis: Ite, et considerate terram, urbemque Jericho. Qui pergentes ingressi sunt domum mulieris meretricis, nomine Rahab, et quieverunt apud eam. </text:span><text:span text:style-name="vn1"><text:span text:style-name="T3">2</text:span></text:span><text:span text:style-name="T2"> Nuntiatumque est regi Jericho, et dictum: Ecce viri ingressi sunt huc per noctem de filiis Israël, ut explorarent terram. </text:span><text:span text:style-name="vn1"><text:span text:style-name="T3">3</text:span></text:span><text:span text:style-name="T2"> Misitque rex Jericho ad Rahab, dicens: Educ viros, qui venerunt ad te, et ingressi sunt domum tuam: exploratores quippe sunt, et omnem terram considerare venerunt. </text:span><text:soft-page-break/><text:span text:style-name="vn1"><text:span text:style-name="T3">4</text:span></text:span><text:span text:style-name="T2"> Tollensque mulier viros, abscondit, et ait: Fateor, venerunt ad me, sed nesciebam unde essent: </text:span><text:span text:style-name="vn1"><text:span text:style-name="T3">5</text:span></text:span><text:span text:style-name="T2"> cumque porta clauderetur in tenebris, et illi pariter exierunt; nescio quo abierunt: persequimini cito, et comprehendetis eos. </text:span><text:span text:style-name="vn1"><text:span text:style-name="T3">6</text:span></text:span><text:span text:style-name="T2"> Ipsa autem fecit ascendere viros in solarium domus suæ, operuitque eos stipula lini, quæ ibi erat. </text:span><text:span text:style-name="vn1"><text:span text:style-name="T3">7</text:span></text:span><text:span text:style-name="T2"> Hi autem, qui missi fuerant, secuti sunt eos per viam, quæ ducit ad vadum Jordanis: illisque egressis statim porta clausa est.</text:span></text:p>
        <text:p text:style-name="P2" loext:marker-style-name="T2"><text:span text:style-name="vn1"><text:span text:style-name="T3">8</text:span></text:span><text:span text:style-name="T2"> Necdum obdormierant qui latebant, et ecce mulier ascendit ad eos, et ait: </text:span><text:span text:style-name="vn1"><text:span text:style-name="T3">9</text:span></text:span><text:span text:style-name="T2"> Novi quod Dominus tradiderit vobis terram: etenim irruit in nos terror vester, et elanguerunt omnes habitatores terræ. </text:span><text:span text:style-name="vn1"><text:span text:style-name="T3">10</text:span></text:span><text:span text:style-name="T2"> Audivimus quod siccaverit Dominus aquas maris Rubri ad vestrum introitum, quando egressi estis ex Ægypto: et quæ feceritis duobus Amorrhæorum regibus, qui erant trans Jordanem, Sehon et Og, quos interfecistis. </text:span><text:span text:style-name="vn1"><text:span text:style-name="T3">11</text:span></text:span><text:span text:style-name="T2"> Et hæc audientes pertimuimus, et elanguit cor nostrum, nec remansit in nobis spiritus ad introitum vestrum: Dominus enim Deus vester ipse est Deus in cælo sursum et in terra deorsum. </text:span><text:span text:style-name="vn1"><text:span text:style-name="T3">12</text:span></text:span><text:span text:style-name="T2"> Nunc ergo jurate mihi per Dominum, ut quomodo ego misericordiam feci vobiscum, ita et vos faciatis cum domo patris mei: detisque mihi verum signum, </text:span><text:span text:style-name="vn1"><text:span text:style-name="T3">13</text:span></text:span><text:span text:style-name="T2"> ut salvetis patrem meum et matrem, et fratres ac sorores meas, et omnia quæ illorum sunt, et eruatis animas nostras a morte. </text:span><text:span text:style-name="vn1"><text:span text:style-name="T3">14</text:span></text:span><text:span text:style-name="T2"> Qui responderunt ei: Anima nostra sit pro vobis in mortem, si tamen non prodideris nos: cumque tradiderit nobis Dominus terram, faciemus in te misericordiam et veritatem. </text:span><text:span text:style-name="vn1"><text:span text:style-name="T3">15</text:span></text:span><text:span text:style-name="T2"> Demisit ergo eos per funem de fenestra: domus enim ejus hærebat muro. </text:span><text:span text:style-name="vn1"><text:span text:style-name="T3">16</text:span></text:span><text:span text:style-name="T2"> Dixitque ad eos: Ad montana conscendite, ne forte occurrant vobis revertentes: ibique latitate tribus diebus, donec redeant, et sic ibitis per viam vestram. </text:span><text:span text:style-name="vn1"><text:span text:style-name="T3">17</text:span></text:span><text:span text:style-name="T2"> Qui dixerunt ad eam: Innoxii erimus a juramento hoc, quo adjurasti nos: </text:span><text:span text:style-name="vn1"><text:span text:style-name="T3">18</text:span></text:span><text:span text:style-name="T2"> si ingredientibus nobis terram, signum fuerit funiculus iste coccineus, et ligaveris eum in fenestra, per quam demisisti nos: et patrem tuum ac matrem, fratresque et omnem cognationem tuam congregaveris in domum tuam. </text:span><text:span text:style-name="vn1"><text:span text:style-name="T3">19</text:span></text:span><text:span text:style-name="T2"> Qui ostium domus tuæ egressus fuerit, sanguis ipsius erit in caput ejus, et nos erimus alieni. Cunctorum autem sanguis, qui tecum in domo fuerint, redundabit in caput nostrum, si eos aliquis tetigerit. </text:span><text:span text:style-name="vn1"><text:span text:style-name="T3">20</text:span></text:span><text:span text:style-name="T2"> Quod si nos prodere volueris, et sermonem istum proferre in medium, erimus mundi ab hoc juramento, quo adjurasti nos. </text:span><text:span text:style-name="vn1"><text:span text:style-name="T3">21</text:span></text:span><text:span text:style-name="T2"> Et illa respondit: Sicut locuti estis, ita fiat: dimittensque eos ut pergerent, appendit funiculum coccineum in fenestra.</text:span></text:p>
        <text:p text:style-name="P2" loext:marker-style-name="T2"><text:span text:style-name="vn1"><text:span text:style-name="T3">22</text:span></text:span><text:span text:style-name="T2"> Illi vero ambulantes pervenerunt ad montana, et manserunt ibi tres dies, donec reverterentur qui fuerant persecuti: quærentes enim per omnem viam, non repererunt eos. </text:span><text:span text:style-name="vn1"><text:span text:style-name="T3">23</text:span></text:span><text:span text:style-name="T2"> Quibus urbem ingressis, reversi sunt, et descenderunt exploratores de monte: et, transmisso Jordane, venerunt ad Josue filium Nun, narraveruntque ei omnia quæ acciderant sibi, </text:span><text:span text:style-name="vn1"><text:span text:style-name="T3">24</text:span></text:span><text:span text:style-name="T2"> atque dixerunt: Tradidit Dominus omnem terram hanc in manus nostras, et timore prostrati sunt cuncti habitatores ejus. </text:span></text:p>
      </text:section>
      <text:section text:style-name="Sect1" text:name="Section2">
        <text:h text:style-name="P3" text:outline-level="1" loext:marker-style-name="T1"><text:span text:style-name="chapter-num"><text:span text:style-name="T4">Josue III</text:span></text:span><text:span text:style-name="T4"/></text:h>
        <text:p text:style-name="P2" loext:marker-style-name="T2"><text:span text:style-name="vn1"><text:span text:style-name="T3">1</text:span></text:span><text:span text:style-name="T2"> Igitur Josue de nocte consurgens movit castra: egredientesque de Setim, venerunt ad Jordanem ipse et omnes filii Israël, et morati sunt ibi tres dies. </text:span><text:span text:style-name="vn1"><text:span text:style-name="T3">2</text:span></text:span><text:span text:style-name="T2"> Quibus evolutis transierunt præcones per castrorum medium, </text:span><text:span text:style-name="vn1"><text:span text:style-name="T3">3</text:span></text:span><text:span text:style-name="T2"> et clamare cœperunt: Quando videritis arcam fœderis Domini Dei vestri, et sacerdotes stirpis Leviticæ portantes eam, vos quoque consurgite, et sequimini præcedentes: </text:span><text:span text:style-name="vn1"><text:span text:style-name="T3">4</text:span></text:span><text:span text:style-name="T2"> sitque inter </text:span><text:soft-page-break/><text:span text:style-name="T2">vos et arcam spatium cubitorum duum millium: ut procul videre possitis, et nosse per quam viam ingrediamini: quia prius non ambulastis per eam: et cavete ne appropinquetis ad arcam. </text:span><text:span text:style-name="vn1"><text:span text:style-name="T3">5</text:span></text:span><text:span text:style-name="T2"> Dixitque Josue ad populum: Sanctificamini: cras enim faciet Dominus inter vos mirabilia. </text:span><text:span text:style-name="vn1"><text:span text:style-name="T3">6</text:span></text:span><text:span text:style-name="T2"> Et ait ad sacerdotes: Tollite arcam fœderis, et præcedite populum. Qui jussa complentes, tulerunt, et ambulaverunt ante eos. </text:span><text:span text:style-name="vn1"><text:span text:style-name="T3">7</text:span></text:span><text:span text:style-name="T2"> Dixitque Dominus ad Josue: Hodie incipiam exaltare te coram omni Israël: ut sciant quod sicut cum Moyse fui, ita et tecum sim. </text:span><text:span text:style-name="vn1"><text:span text:style-name="T3">8</text:span></text:span><text:span text:style-name="T2"> Tu autem præcipe sacerdotibus, qui portant arcam fœderis, et dic eis: Cum ingressi fueritis partem aquæ Jordanis, state in ea. </text:span><text:span text:style-name="vn1"><text:span text:style-name="T3">9</text:span></text:span><text:span text:style-name="T2"> Dixitque Josue ad filios Israël: Accedite huc, et audite verbum Domini Dei vestri. </text:span><text:span text:style-name="vn1"><text:span text:style-name="T3">10</text:span></text:span><text:span text:style-name="T2"> Et rursum: In hoc, inquit, scietis quod Dominus Deus vivens in medio vestri est, et disperdet in conspectu vestro Chananæum et Hethæum, Hevæum et Pherezæum, Gergesæum quoque et Jebusæum, et Amorrhæum. </text:span><text:span text:style-name="vn1"><text:span text:style-name="T3">11</text:span></text:span><text:span text:style-name="T2"> Ecce arca fœderis Domini omnis terræ antecedet vos per Jordanem. </text:span><text:span text:style-name="vn1"><text:span text:style-name="T3">12</text:span></text:span><text:span text:style-name="T2"> Parate duodecim viros de tribubus Israël, singulos per singulas tribus. </text:span><text:span text:style-name="vn1"><text:span text:style-name="T3">13</text:span></text:span><text:span text:style-name="T2"> Et cum posuerint vestigia pedum suorum sacerdotes qui portant arcam Domini Dei universæ terræ in aquis Jordanis, aquæ quæ inferiores sunt, decurrent atque deficient: quæ autem desuper veniunt, in una mole consistent.</text:span></text:p>
        <text:p text:style-name="P2" loext:marker-style-name="T2"><text:span text:style-name="vn1"><text:span text:style-name="T3">14</text:span></text:span><text:span text:style-name="T2"> Igitur egressus est populus de tabernaculis suis, ut transiret Jordanem: et sacerdotes, qui portabant arcam fœderis, pergebant ante eum. </text:span><text:span text:style-name="vn1"><text:span text:style-name="T3">15</text:span></text:span><text:span text:style-name="T2"> Ingressisque eis Jordanem, et pedibus eorum in parte aquæ tinctis (Jordanis autem ripas alvei sui tempore messis impleverat), </text:span><text:span text:style-name="vn1"><text:span text:style-name="T3">16</text:span></text:span><text:span text:style-name="T2"> steterunt aquæ descendentes in loco uno, et ad instar montis intumescentes apparebant procul, ab urbe quæ vocatur Adom usque ad locum Sarthan: quæ autem inferiores erant, in mare Solitudinis (quod nunc vocatur Mortuum) descenderunt, usquequo omnino deficerent. </text:span><text:span text:style-name="vn1"><text:span text:style-name="T3">17</text:span></text:span><text:span text:style-name="T2"> Populus autem incedebat contra Jericho: et sacerdotes qui portabant arcam fœderis Domini, stabant super siccam humum in medio Jordanis accincti, omnisque populus per arentem alveum transibat. </text:span></text:p>
      </text:section>
      <text:section text:style-name="Sect1" text:name="Section3">
        <text:h text:style-name="P3" text:outline-level="1" loext:marker-style-name="T1"><text:span text:style-name="chapter-num"><text:span text:style-name="T4">Josue IV</text:span></text:span><text:span text:style-name="T4"/></text:h>
        <text:p text:style-name="P2" loext:marker-style-name="T2"><text:span text:style-name="vn1"><text:span text:style-name="T3">1</text:span></text:span><text:span text:style-name="T2"> Quibus transgressis, dixit Dominus ad Josue: </text:span><text:span text:style-name="vn1"><text:span text:style-name="T3">2</text:span></text:span><text:span text:style-name="T2"> Elige duodecim viros singulos per singulas tribus: </text:span><text:span text:style-name="vn1"><text:span text:style-name="T3">3</text:span></text:span><text:span text:style-name="T2"> et præcipe eis ut tollant de medio Jordanis alveo, ubi steterunt pedes sacerdotum, duodecim durissimos lapides, quos ponetis in loco castrorum, ubi fixeritis hac nocte tentoria. </text:span><text:span text:style-name="vn1"><text:span text:style-name="T3">4</text:span></text:span><text:span text:style-name="T2"> Vocavitque Josue duodecim viros, quos elegerat de filiis Israël, singulos de singulis tribubus, </text:span><text:span text:style-name="vn1"><text:span text:style-name="T3">5</text:span></text:span><text:span text:style-name="T2"> et ait ad eos: Ite ante arcam Domini Dei vestri ad Jordanis medium, et portate inde singuli singulos lapides in humeris vestris, juxta numerum filiorum Israël, </text:span><text:span text:style-name="vn1"><text:span text:style-name="T3">6</text:span></text:span><text:span text:style-name="T2"> ut sit signum inter vos: et quando interrogaverint vos filii vestri cras, dicentes: Quid sibi volunt isti lapides? </text:span><text:span text:style-name="vn1"><text:span text:style-name="T3">7</text:span></text:span><text:span text:style-name="T2"> respondebitis eis: Defecerunt aquæ Jordanis ante arcam fœderis Domini, cum transiret eum: idcirco positi sunt lapides isti in monimentum filiorum Israël usque in æternum. </text:span><text:span text:style-name="vn1"><text:span text:style-name="T3">8</text:span></text:span><text:span text:style-name="T2"> Fecerunt ergo filii Israël sicut præcepit eis Josue, portantes de medio Jordanis alveo duodecim lapides, ut Dominus ei imperarat, juxta numerum filiorum Israël, usque ad locum in quo castrametati sunt, ibique posuerunt eos. </text:span><text:span text:style-name="vn1"><text:span text:style-name="T3">9</text:span></text:span><text:span text:style-name="T2"> Alios quoque duodecim lapides posuit Josue in medio Jordanis alveo, ubi steterunt sacerdotes qui portabant arcam fœderis: et sunt ibi usque in præsentem diem.</text:span></text:p>
        <text:p text:style-name="P2" loext:marker-style-name="T2"><text:soft-page-break/><text:span text:style-name="vn1"><text:span text:style-name="T3">10</text:span></text:span><text:span text:style-name="T2"> Sacerdotes autem qui portabant arcam, stabant in Jordanis medio, donec omnia complerentur, quæ Josue, ut loqueretur ad populum, præceperat Dominus, et dixerat ei Moyses. Festinavitque populus, et transiit. </text:span><text:span text:style-name="vn1"><text:span text:style-name="T3">11</text:span></text:span><text:span text:style-name="T2"> Cumque transissent omnes, transivit et arca Domini, sacerdotesque pergebant ante populum. </text:span><text:span text:style-name="vn1"><text:span text:style-name="T3">12</text:span></text:span><text:span text:style-name="T2"> Filii quoque Ruben, et Gad, et dimidia tribus Manasse, armati præcedebant filios Israël, sicut eis præceperat Moyses: </text:span><text:span text:style-name="vn1"><text:span text:style-name="T3">13</text:span></text:span><text:span text:style-name="T2"> et quadraginta pugnatorum millia per turmas, et cuneos, incedebant per plana atque campestria urbis Jericho. </text:span><text:span text:style-name="vn1"><text:span text:style-name="T3">14</text:span></text:span><text:span text:style-name="T2"> In die illo magnificavit Dominus Josue coram omni Israël, ut timerent eum, sicut timuerant Moysen, dum adviveret. </text:span><text:span text:style-name="vn1"><text:span text:style-name="T3">15</text:span></text:span><text:span text:style-name="T2"> Dixitque ad eum: </text:span><text:span text:style-name="vn1"><text:span text:style-name="T3">16</text:span></text:span><text:span text:style-name="T2"> Præcipe sacerdotibus, qui portant arcam fœderis, ut ascendant de Jordane. </text:span><text:span text:style-name="vn1"><text:span text:style-name="T3">17</text:span></text:span><text:span text:style-name="T2"> Qui præcepit eis, dicens: Ascendite de Jordane. </text:span><text:span text:style-name="vn1"><text:span text:style-name="T3">18</text:span></text:span><text:span text:style-name="T2"> Cumque ascendissent portantes arcam fœderis Domini, et siccam humum calcare cœpissent, reversæ sunt aquæ in alveum suum, et fluebant sicut ante consueverant.</text:span></text:p>
        <text:p text:style-name="P2" loext:marker-style-name="T2"><text:span text:style-name="vn1"><text:span text:style-name="T3">19</text:span></text:span><text:span text:style-name="T2"> Populus autem ascendit de Jordane decimo die mensis primi, et castrametati sunt in Galgalis contra orientalem plagam urbis Jericho. </text:span><text:span text:style-name="vn1"><text:span text:style-name="T3">20</text:span></text:span><text:span text:style-name="T2"> Duodecim quoque lapides, quos de Jordanis alveo sumpserant, posuit Josue in Galgalis, </text:span><text:span text:style-name="vn1"><text:span text:style-name="T3">21</text:span></text:span><text:span text:style-name="T2"> et dixit ad filios Israël: Quando interrogaverint filii vestri cras patres suos, et dixerint eis: Quid sibi volunt lapides isti? </text:span><text:span text:style-name="vn1"><text:span text:style-name="T3">22</text:span></text:span><text:span text:style-name="T2"> docebitis eos, atque dicetis: Per arentem alveum transivit Israël Jordanem istum, </text:span><text:span text:style-name="vn1"><text:span text:style-name="T3">23</text:span></text:span><text:span text:style-name="T2"> siccante Domino Deo vestro aquas ejus in conspectu vestro, donec transiretis, </text:span><text:span text:style-name="vn1"><text:span text:style-name="T3">24</text:span></text:span><text:span text:style-name="T2"> sicut fecerat prius in mari Rubro, quod siccavit donec transiremus: </text:span><text:span text:style-name="vn1"><text:span text:style-name="T3">25</text:span></text:span><text:span text:style-name="T2"> ut discant omnes terrarum populi fortissimam Domini manum, ut et vos timeatis Dominum Deum vestrum omni tempore. </text:span></text:p>
      </text:section>
      <text:section text:style-name="Sect1" text:name="Section4">
        <text:h text:style-name="P3" text:outline-level="1" loext:marker-style-name="T1"><text:span text:style-name="chapter-num"><text:span text:style-name="T4">Josue V</text:span></text:span><text:span text:style-name="T4"/></text:h>
        <text:p text:style-name="P2" loext:marker-style-name="T2"><text:span text:style-name="vn1"><text:span text:style-name="T3">1</text:span></text:span><text:span text:style-name="T2"> Postquam ergo audierunt omnes reges Amorrhæorum, qui habitabant trans Jordanem ad occidentalem plagam, et cuncti reges Chanaan, qui propinqua possidebant magni maris loca, quod siccasset Dominus fluenta Jordanis coram filiis Israël donec transirent, dissolutum est cor eorum, et non remansit in eis spiritus, timentium introitum filiorum Israël.</text:span></text:p>
        <text:p text:style-name="P2" loext:marker-style-name="T2"><text:span text:style-name="vn1"><text:span text:style-name="T3">2</text:span></text:span><text:span text:style-name="T2"> Eo tempore ait Dominus ad Josue: Fac tibi cultros lapideos, et circumcide secundo filios Israël. </text:span><text:span text:style-name="vn1"><text:span text:style-name="T3">3</text:span></text:span><text:span text:style-name="T2"> Fecit quod jusserat Dominus, et circumcidit filios Israël in colle præputiorum. </text:span><text:span text:style-name="vn1"><text:span text:style-name="T3">4</text:span></text:span><text:span text:style-name="T2"> Hæc autem causa est secundæ circumcisionis: omnis populus, qui egressus est de Ægypto generis masculini, universi bellatores viri, mortui sunt in deserto per longissimos viæ circuitus, </text:span><text:span text:style-name="vn1"><text:span text:style-name="T3">5</text:span></text:span><text:span text:style-name="T2"> qui omnes circumcisi erant. Populus autem qui natus est in deserto, </text:span><text:span text:style-name="vn1"><text:span text:style-name="T3">6</text:span></text:span><text:span text:style-name="T2"> per quadraginta annos itineris latissimæ solitudinis incircumcisus fuit: donec consumerentur qui non audierant vocem Domini, et quibus ante juraverat ut non ostenderet eis terram lacte et melle manantem. </text:span><text:span text:style-name="vn1"><text:span text:style-name="T3">7</text:span></text:span><text:span text:style-name="T2"> Horum filii in locum successerunt patrum, et circumcisi sunt a Josue: quia sicut nati fuerant, in præputio erant, nec eos in via aliquis circumciderat. </text:span><text:span text:style-name="vn1"><text:span text:style-name="T3">8</text:span></text:span><text:span text:style-name="T2"> Postquam autem omnes circumcisi sunt, manserunt in eodem castrorum loco, donec sanarentur. </text:span><text:span text:style-name="vn1"><text:span text:style-name="T3">9</text:span></text:span><text:span text:style-name="T2"> Dixitque Dominus ad Josue: Hodie abstuli opprobrium Ægypti a vobis. Vocatumque est nomen loci illius Galgala, usque in præsentem diem.</text:span></text:p>
        <text:p text:style-name="P2" loext:marker-style-name="T2"><text:span text:style-name="vn1"><text:span text:style-name="T3">10</text:span></text:span><text:span text:style-name="T2"> Manseruntque filii Israël in Galgalis, et fecerunt Phase quartadecima die mensis ad vesperum in campestribus Jericho: </text:span><text:span text:style-name="vn1"><text:span text:style-name="T3">11</text:span></text:span><text:span text:style-name="T2"> et comederunt de frugibus terræ die altero, azymos panes, et polentam ejusdem anni. </text:span><text:span text:style-name="vn1"><text:span text:style-name="T3">12</text:span></text:span><text:span text:style-name="T2"> Defecitque manna postquam comederunt de </text:span><text:soft-page-break/><text:span text:style-name="T2">frugibus terræ, nec usi sunt ultra cibo illo filii Israël, sed comederunt de frugibus præsentis anni terræ Chanaan.</text:span></text:p>
        <text:p text:style-name="P2" loext:marker-style-name="T2"><text:span text:style-name="vn1"><text:span text:style-name="T3">13</text:span></text:span><text:span text:style-name="T2"> Cum autem esset Josue in agro urbis Jericho, levavit oculos, et vidit virum stantem contra se, evaginatum tenentem gladium: perrexitque ad eum, et ait: Noster es, an adversariorum? </text:span><text:span text:style-name="vn1"><text:span text:style-name="T3">14</text:span></text:span><text:span text:style-name="T2"> Qui respondit: Nequaquam: sed sum princeps exercitus Domini, et nunc venio. </text:span><text:span text:style-name="vn1"><text:span text:style-name="T3">15</text:span></text:span><text:span text:style-name="T2"> Cecidit Josue pronus in terram, et adorans ait: Quid dominus meus loquitur ad servum suum? </text:span><text:span text:style-name="vn1"><text:span text:style-name="T3">16</text:span></text:span><text:span text:style-name="T2"> Solve, inquit, calceamentum tuum de pedibus tuis: locus enim, in quo stas, sanctus est. Fecitque Josue ut sibi fuerat imperatum. </text:span></text:p>
      </text:section>
      <text:section text:style-name="Sect1" text:name="Section5">
        <text:h text:style-name="P3" text:outline-level="1" loext:marker-style-name="T1"><text:span text:style-name="chapter-num"><text:span text:style-name="T4">Josue VI</text:span></text:span><text:span text:style-name="T4"/></text:h>
        <text:p text:style-name="P2" loext:marker-style-name="T2"><text:span text:style-name="vn1"><text:span text:style-name="T3">1</text:span></text:span><text:span text:style-name="T2"> Jericho autem clausa erat atque munita, timore filiorum Israël, et nullus egredi audebat aut ingredi. </text:span><text:span text:style-name="vn1"><text:span text:style-name="T3">2</text:span></text:span><text:span text:style-name="T2"> Dixitque Dominus ad Josue: Ecce dedi in manu tua Jericho, et regem ejus, omnesque fortes viros. </text:span><text:span text:style-name="vn1"><text:span text:style-name="T3">3</text:span></text:span><text:span text:style-name="T2"> Circuite urbem cuncti bellatores semel per diem: sic facietis sex diebus. </text:span><text:span text:style-name="vn1"><text:span text:style-name="T3">4</text:span></text:span><text:span text:style-name="T2"> Septimo autem die, sacerdotes tollant septem buccinas, quarum usus est in jubilæo, et præcedant arcam fœderis: septiesque circuibitis civitatem, et sacerdotes clangent buccinis. </text:span><text:span text:style-name="vn1"><text:span text:style-name="T3">5</text:span></text:span><text:span text:style-name="T2"> Cumque insonuerit vox tubæ longior atque concisior, et in auribus vestris increpuerit, conclamabit omnis populus vociferatione maxima, et muri funditus corruent civitatis, ingredienturque singuli per locum contra quem steterint. </text:span><text:span text:style-name="vn1"><text:span text:style-name="T3">6</text:span></text:span><text:span text:style-name="T2"> Vocavit ergo Josue filius Nun sacerdotes, et dixit ad eos: Tollite arcam fœderis: et septem alii sacerdotes tollant septem jubilæorum buccinas, et incedant ante arcam Domini. </text:span><text:span text:style-name="vn1"><text:span text:style-name="T3">7</text:span></text:span><text:span text:style-name="T2"> Ad populum quoque ait: Ite, et circuite civitatem, armati, præcedentes arcam Domini.</text:span></text:p>
        <text:p text:style-name="P2" loext:marker-style-name="T2"><text:span text:style-name="vn1"><text:span text:style-name="T3">8</text:span></text:span><text:span text:style-name="T2"> Cumque Josue verba finisset, et septem sacerdotes septem buccinis clangerent ante arcam fœderis Domini, </text:span><text:span text:style-name="vn1"><text:span text:style-name="T3">9</text:span></text:span><text:span text:style-name="T2"> omnisque præcederet armatus exercitus, reliquum vulgus arcam sequebatur, ac buccinis omnia concrepabant. </text:span><text:span text:style-name="vn1"><text:span text:style-name="T3">10</text:span></text:span><text:span text:style-name="T2"> Præceperat autem Josue populo, dicens: Non clamabitis, nec audietur vox vestra, neque ullus sermo ex ore vestro egredietur, donec veniat dies in quo dicam vobis: Clamate, et vociferamini. </text:span><text:span text:style-name="vn1"><text:span text:style-name="T3">11</text:span></text:span><text:span text:style-name="T2"> Circuivit ergo arca Domini civitatem semel per diem, et reversa in castra mansit ibi. </text:span><text:span text:style-name="vn1"><text:span text:style-name="T3">12</text:span></text:span><text:span text:style-name="T2"> Igitur Josue de nocte consurgente, tulerunt sacerdotes arcam Domini, </text:span><text:span text:style-name="vn1"><text:span text:style-name="T3">13</text:span></text:span><text:span text:style-name="T2"> et septem ex eis septem buccinas, quarum in jubilæo usus est: præcedebantque arcam Domini ambulantes atque clangentes: et armatus populus ibat ante eos, vulgus autem reliquum sequebatur arcam, et buccinis personabat. </text:span><text:span text:style-name="vn1"><text:span text:style-name="T3">14</text:span></text:span><text:span text:style-name="T2"> Circuieruntque civitatem secundo die semel, et reversi sunt in castra. Sic fecerunt sex diebus.</text:span></text:p>
        <text:p text:style-name="P2" loext:marker-style-name="T2"><text:span text:style-name="vn1"><text:span text:style-name="T3">15</text:span></text:span><text:span text:style-name="T2"> Dies autem septimo, diluculo consurgentes, circuierunt urbem, sicut dispositum erat, septies. </text:span><text:span text:style-name="vn1"><text:span text:style-name="T3">16</text:span></text:span><text:span text:style-name="T2"> Cumque septimo circuitu clangerent buccinis sacerdotes, dixit Josue ad omnem Israël: Vociferamini: tradidit enim vobis Dominus civitatem. </text:span><text:span text:style-name="vn1"><text:span text:style-name="T3">17</text:span></text:span><text:span text:style-name="T2"> Sitque civitas hæc anathema, et omnia quæ in ea sunt, Domino: sola Rahab meretrix vivat, cum universis qui cum ea in domo sunt: abscondit enim nuntios quos direximus. </text:span><text:span text:style-name="vn1"><text:span text:style-name="T3">18</text:span></text:span><text:span text:style-name="T2"> Vos autem cavete ne de his, quæ præcepta sunt, quippiam contingatis, et sitis prævaricationis rei, et omnia castra Israël sub peccato sint atque turbentur. </text:span><text:span text:style-name="vn1"><text:span text:style-name="T3">19</text:span></text:span><text:span text:style-name="T2"> Quidquid autem auri et argenti fuerit, et vasorum æneorum ac ferri, Domino consecretur, repositum in thesauris ejus. </text:span><text:span text:style-name="vn1"><text:span text:style-name="T3">20</text:span></text:span><text:span text:style-name="T2"> Igitur omni populo vociferante, et clangentibus tubis, postquam in aures multitudinis vox sonitusque increpuit, muri illico corruerunt: et ascendit unusquisque per locum qui contra se erat: ceperuntque civitatem, </text:span><text:span text:style-name="vn1"><text:span text:style-name="T3">21</text:span></text:span><text:span text:style-name="T2"> et </text:span><text:soft-page-break/><text:span text:style-name="T2">interfecerunt omnia quæ erant in ea, a viro usque ad mulierem, ab infante usque ad senem. Boves quoque et oves et asinos in ore gladii percusserunt.</text:span></text:p>
        <text:p text:style-name="P2" loext:marker-style-name="T2"><text:span text:style-name="vn1"><text:span text:style-name="T3">22</text:span></text:span><text:span text:style-name="T2"> Duobus autem viris, qui exploratores missi fuerant, dixit Josue: Ingredimini domum mulieris meretricis, et producite eam, et omnia quæ illius sunt, sicut illi juramento firmastis. </text:span><text:span text:style-name="vn1"><text:span text:style-name="T3">23</text:span></text:span><text:span text:style-name="T2"> Ingressique juvenes eduxerunt Rahab, et parentes ejus, fratres quoque, et cunctam supellectilem ac cognationem illius, et extra castra Israël manere fecerunt. </text:span><text:span text:style-name="vn1"><text:span text:style-name="T3">24</text:span></text:span><text:span text:style-name="T2"> Urbem autem, et omnia quæ erant in ea, succenderunt, absque auro et argento, et vasis æneis, ac ferro, quæ in ærarium Domini consecrarunt. </text:span><text:span text:style-name="vn1"><text:span text:style-name="T3">25</text:span></text:span><text:span text:style-name="T2"> Rahab vero meretricem, et domum patris ejus, et omnia quæ habebat, fecit Josue vivere, et habitaverunt in medio Israël, usque in præsentem diem: eo quod absconderit nuntios, quos miserat ut explorarent Jericho. In tempore illo, imprecatus est Josue, dicens: </text:span><text:span text:style-name="vn1"><text:span text:style-name="T3">26</text:span></text:span><text:span text:style-name="T2"> Maledictus vir coram Domino, qui suscitaverit et ædificaverit civitatem Jericho. In primogenito suo fundamenta illius jaciat, et in novissimo liberorum ponat portas ejus. </text:span><text:span text:style-name="vn1"><text:span text:style-name="T3">27</text:span></text:span><text:span text:style-name="T2"> Fuit ergo Dominus cum Josue, et nomen ejus vulgatum est in omni terra. </text:span></text:p>
      </text:section>
      <text:section text:style-name="Sect1" text:name="Section6">
        <text:h text:style-name="P3" text:outline-level="1" loext:marker-style-name="T1"><text:span text:style-name="chapter-num"><text:span text:style-name="T4">Josue VII</text:span></text:span><text:span text:style-name="T4"/></text:h>
        <text:p text:style-name="P2" loext:marker-style-name="T2"><text:span text:style-name="vn1"><text:span text:style-name="T3">1</text:span></text:span><text:span text:style-name="T2"> Filii autem Israël prævaricati sunt mandatum, et usurpaverunt de anathemate. Nam Achan filius Charmi filii Zabdi filii Zare de tribu Juda tulit aliquid de anathemate: iratusque est Dominus contra filios Israël. </text:span><text:span text:style-name="vn1"><text:span text:style-name="T3">2</text:span></text:span><text:span text:style-name="T2"> Cumque mitteret Josue de Jericho viros contra Hai, quæ est juxta Bethaven, ad orientalem plagam oppidi Bethel, dixit eis: Ascendite, et explorate terram. Qui præcepta complentes exploraverunt Hai. </text:span><text:span text:style-name="vn1"><text:span text:style-name="T3">3</text:span></text:span><text:span text:style-name="T2"> Et reversi dixerunt ei: Non ascendat omnis populus, sed duo vel tria millia virorum pergant, et deleant civitatem: quare omnis populus frustra vexabitur contra hostes paucissimos? </text:span><text:span text:style-name="vn1"><text:span text:style-name="T3">4</text:span></text:span><text:span text:style-name="T2"> Ascenderunt ergo tria millia pugnatorum. Qui statim terga vertentes, </text:span><text:span text:style-name="vn1"><text:span text:style-name="T3">5</text:span></text:span><text:span text:style-name="T2"> percussi sunt a viris urbis Hai, et corruerunt ex eis triginta sex homines: persecutique sunt eos adversarii de porta usque ad Sabarim, et ceciderunt per prona fugientes: pertimuitque cor populi, et instar aquæ liquefactum est.</text:span></text:p>
        <text:p text:style-name="P2" loext:marker-style-name="T2"><text:span text:style-name="vn1"><text:span text:style-name="T3">6</text:span></text:span><text:span text:style-name="T2"> Josue vero scidit vestimenta sua, et pronus cecidit in terram coram arca Domini usque ad vesperam, tam ipse quam omnes senes Israël: miseruntque pulverem super capita sua, </text:span><text:span text:style-name="vn1"><text:span text:style-name="T3">7</text:span></text:span><text:span text:style-name="T2"> et dixit Josue: Heu Domine Deus, quid voluisti traducere populum istum Jordanem fluvium, ut traderes nos in manus Amorrhæi, et perderes? utinam ut cœpimus, mansissemus trans Jordanem. </text:span><text:span text:style-name="vn1"><text:span text:style-name="T3">8</text:span></text:span><text:span text:style-name="T2"> Mi Domine Deus, quid dicam, videns Israëlem hostibus suis terga vertentem? </text:span><text:span text:style-name="vn1"><text:span text:style-name="T3">9</text:span></text:span><text:span text:style-name="T2"> Audient Chananæi, et omnes habitatores terræ, et pariter conglobati circumdabunt nos, atque delebunt nomen nostrum de terra: et quid facies magno nomini tuo?</text:span></text:p>
        <text:p text:style-name="P2" loext:marker-style-name="T2"><text:span text:style-name="vn1"><text:span text:style-name="T3">10</text:span></text:span><text:span text:style-name="T2"> Dixitque Dominus ad Josue: Surge: cur jaces pronus in terra? </text:span><text:span text:style-name="vn1"><text:span text:style-name="T3">11</text:span></text:span><text:span text:style-name="T2"> Peccavit Israël, et prævaricatus est pactum meum: tuleruntque de anathemate, et furati sunt atque mentiti, et absconderunt inter vasa sua. </text:span><text:span text:style-name="vn1"><text:span text:style-name="T3">12</text:span></text:span><text:span text:style-name="T2"> Nec poterit Israël stare ante hostes suos, eosque fugiet: quia pollutus est anathemate. Non ero ultra vobiscum, donec conteratis eum qui hujus sceleris reus est. </text:span><text:span text:style-name="vn1"><text:span text:style-name="T3">13</text:span></text:span><text:span text:style-name="T2"> Surge, sanctifica populum, et dic eis: Sanctificamini in crastinum: hæc enim dicit Dominus Deus Israël: Anathema in medio tui est, Israël: non poteris stare coram hostibus tuis, donec deleatur ex te qui hoc contaminatus est scelere. </text:span><text:span text:style-name="vn1"><text:span text:style-name="T3">14</text:span></text:span><text:span text:style-name="T2"> Accedetisque mane singuli per tribus vestras: et quamcumque </text:span><text:soft-page-break/><text:span text:style-name="T2">tribum sors invenerit, accedet per cognationes suas, et cognatio per domos, domusque per viros. </text:span><text:span text:style-name="vn1"><text:span text:style-name="T3">15</text:span></text:span><text:span text:style-name="T2"> Et quicumque ille in hoc facinore fuerit deprehensus, comburetur igni cum omni substantia sua: quoniam prævaricatus est pactum Domini, et fecit nefas in Israël.</text:span></text:p>
        <text:p text:style-name="P2" loext:marker-style-name="T2"><text:span text:style-name="vn1"><text:span text:style-name="T3">16</text:span></text:span><text:span text:style-name="T2"> Surgens itaque Josue mane, applicuit Israël per tribus suas, et inventa est tribus Juda. </text:span><text:span text:style-name="vn1"><text:span text:style-name="T3">17</text:span></text:span><text:span text:style-name="T2"> Quæ cum juxta familias suas esset oblata, inventa est familia Zare. Illam quoque per domos offerens, reperit Zabdi: </text:span><text:span text:style-name="vn1"><text:span text:style-name="T3">18</text:span></text:span><text:span text:style-name="T2"> cujus domum in singulos dividens viros, invenit Achan filium Charmi filii Zabdi filii Zare de tribu Juda. </text:span><text:span text:style-name="vn1"><text:span text:style-name="T3">19</text:span></text:span><text:span text:style-name="T2"> Et ait Josue ad Achan: Fili mi, da gloriam Domino Deo Israël, et confitere, atque indica mihi quid feceris, ne abscondas. </text:span><text:span text:style-name="vn1"><text:span text:style-name="T3">20</text:span></text:span><text:span text:style-name="T2"> Responditque Achan Josue, et dixit ei: Vere ego peccavi Domino Deo Israël, et sic et sic feci. </text:span><text:span text:style-name="vn1"><text:span text:style-name="T3">21</text:span></text:span><text:span text:style-name="T2"> Vidi enim inter spolia pallium coccineum valde bonum, et ducentos siclos argenti, regulamque auream quinquaginta siclorum: et concupiscens abstuli, et abscondi in terra contra medium tabernaculi mei, argentumque fossa humo operui. </text:span><text:span text:style-name="vn1"><text:span text:style-name="T3">22</text:span></text:span><text:span text:style-name="T2"> Misit ergo Josue ministros: qui currentes ad tabernaculum illius, repererunt cuncta abscondita in eodem loco, et argentum simul. </text:span><text:span text:style-name="vn1"><text:span text:style-name="T3">23</text:span></text:span><text:span text:style-name="T2"> Auferentesque de tentorio, tulerunt ea ad Josue, et ad omnes filios Israël, projeceruntque ante Dominum. </text:span><text:span text:style-name="vn1"><text:span text:style-name="T3">24</text:span></text:span><text:span text:style-name="T2"> Tollens itaque Josue Achan filium Zare, argentumque et pallium, et auream regulam, filios quoque et filias ejus, boves et asinos et oves, ipsumque tabernaculum, et cunctam supellectilem (et omnis Israël cum eo), duxerunt eos ad vallem Achor: </text:span><text:span text:style-name="vn1"><text:span text:style-name="T3">25</text:span></text:span><text:span text:style-name="T2"> ubi dixit Josue: Quia turbasti nos, exturbet te Dominus in die hac. Lapidavitque eum omnis Israël: et cuncta quæ illius erant, igne consumpta sunt. </text:span><text:span text:style-name="vn1"><text:span text:style-name="T3">26</text:span></text:span><text:span text:style-name="T2"> Congregaveruntque super eum acervum magnum lapidum, qui permanet usque in præsentem diem. Et aversus est furor Domini ab eis. Vocatumque est nomen loci illius, vallis Achor, usque hodie. </text:span></text:p>
      </text:section>
      <text:section text:style-name="Sect1" text:name="Section7">
        <text:h text:style-name="P3" text:outline-level="1" loext:marker-style-name="T1"><text:span text:style-name="chapter-num"><text:span text:style-name="T4">Josue VIII</text:span></text:span><text:span text:style-name="T4"/></text:h>
        <text:p text:style-name="P2" loext:marker-style-name="T2"><text:span text:style-name="vn1"><text:span text:style-name="T3">1</text:span></text:span><text:span text:style-name="T2"> Dixit autem Dominus ad Josue: Ne timeas, neque formides: tolle tecum omnem multitudinem pugnatorum, et consurgens ascende in oppidum Hai. Ecce tradidi in manu tua regem ejus et populum, urbemque et terram. </text:span><text:span text:style-name="vn1"><text:span text:style-name="T3">2</text:span></text:span><text:span text:style-name="T2"> Faciesque urbi Hai, et regi ejus, sicut fecisti Jericho, et regi illius: prædam vero, et omnia animantia diripietis vobis: pone insidias urbi post eam. </text:span><text:span text:style-name="vn1"><text:span text:style-name="T3">3</text:span></text:span><text:span text:style-name="T2"> Surrexitque Josue, et omnis exercitus bellatorum cum eo, ut ascenderent in Hai: et electa triginta millia virorum fortium misit nocte, </text:span><text:span text:style-name="vn1"><text:span text:style-name="T3">4</text:span></text:span><text:span text:style-name="T2"> præcepitque eis, dicens: Ponite insidias post civitatem, nec longius recedatis: et eritis omnes parati. </text:span><text:span text:style-name="vn1"><text:span text:style-name="T3">5</text:span></text:span><text:span text:style-name="T2"> Ego autem, et reliqua multitudo, quæ mecum est, accedemus ex adverso contra urbem. Cumque exierint contra nos, sicut ante fecimus, fugiemus, et terga vertemus, </text:span><text:span text:style-name="vn1"><text:span text:style-name="T3">6</text:span></text:span><text:span text:style-name="T2"> donec persequentes ab urbe longius protrahantur: putabunt enim nos fugere sicut prius. </text:span><text:span text:style-name="vn1"><text:span text:style-name="T3">7</text:span></text:span><text:span text:style-name="T2"> Nobis ergo fugientibus, et illis persequentibus, consurgetis de insidiis, et vastabitis civitatem: tradetque eam Dominus Deus vester in manus vestras. </text:span><text:span text:style-name="vn1"><text:span text:style-name="T3">8</text:span></text:span><text:span text:style-name="T2"> Cumque ceperitis, succendite eam, et sic omnia facietis, ut jussi.</text:span></text:p>
        <text:p text:style-name="P2" loext:marker-style-name="T2"><text:span text:style-name="vn1"><text:span text:style-name="T3">9</text:span></text:span><text:span text:style-name="T2"> Dimisitque eos, et perrexerunt ad locum insidiarum, sederuntque inter Bethel et Hai, ad occidentalem plagam urbis Hai: Josue autem nocte illa in medio mansit populi, </text:span><text:span text:style-name="vn1"><text:span text:style-name="T3">10</text:span></text:span><text:span text:style-name="T2"> surgensque diluculo recensuit socios, et ascendit cum senioribus in fronte exercitus, vallatus auxilio pugnatorum. </text:span><text:span text:style-name="vn1"><text:span text:style-name="T3">11</text:span></text:span><text:span text:style-name="T2"> Cumque venissent et ascendissent ex adverso civitatis, steterunt ad septentrionalem urbis plagam, inter quam </text:span><text:soft-page-break/><text:span text:style-name="T2">et eos erat vallis media. </text:span><text:span text:style-name="vn1"><text:span text:style-name="T3">12</text:span></text:span><text:span text:style-name="T2"> Quinque autem millia viros elegerat, et posuerat in insidiis inter Bethel et Hai ex occidentali parte ejusdem civitatis: </text:span><text:span text:style-name="vn1"><text:span text:style-name="T3">13</text:span></text:span><text:span text:style-name="T2"> omnis vero reliquus exercitus ad aquilonem aciem dirigebat, ita ut novissimi illius multitudinis occidentalem plagam urbis attingerent. Abiit ergo Josue nocte illa, et stetit in vallis medio.</text:span></text:p>
        <text:p text:style-name="P2" loext:marker-style-name="T2"><text:span text:style-name="vn1"><text:span text:style-name="T3">14</text:span></text:span><text:span text:style-name="T2"> Quod cum vidisset rex Hai, festinavit mane, et egressus est cum omni exercitu civitatis, direxitque aciem contra desertum, ignorans quod post tergum laterent insidiæ. </text:span><text:span text:style-name="vn1"><text:span text:style-name="T3">15</text:span></text:span><text:span text:style-name="T2"> Josue vero et omnis Israël cesserunt loco, simulantes metum, et fugientes per solitudinis viam. </text:span><text:span text:style-name="vn1"><text:span text:style-name="T3">16</text:span></text:span><text:span text:style-name="T2"> At illi vociferantes pariter, et se mutuo cohortantes, persecuti sunt eos. Cumque recessissent a civitate, </text:span><text:span text:style-name="vn1"><text:span text:style-name="T3">17</text:span></text:span><text:span text:style-name="T2"> et ne unus quidem in urbe Hai et Bethel remansisset qui non persequeretur Israël (sicut eruperant aperta oppida relinquentes), </text:span><text:span text:style-name="vn1"><text:span text:style-name="T3">18</text:span></text:span><text:span text:style-name="T2"> dixit Dominus ad Josue: Leva clypeum, qui in manu tua est, contra urbem Hai, quoniam tibi tradam eam. </text:span><text:span text:style-name="vn1"><text:span text:style-name="T3">19</text:span></text:span><text:span text:style-name="T2"> Cumque elevasset clypeum ex adverso civitatis, insidiæ, quæ latebant, surrexerunt confestim: et pergentes ad civitatem, ceperunt, et succenderunt eam. </text:span><text:span text:style-name="vn1"><text:span text:style-name="T3">20</text:span></text:span><text:span text:style-name="T2"> Viri autem civitatis, qui persequebantur Josue, respicientes et videntes fumum urbis ad cælum usque conscendere, non potuerunt ultra huc illucque diffugere: præsertim cum hi qui simulaverant fugam, et tendebant ad solitudinem, contra persequentes fortissime restitissent. </text:span><text:span text:style-name="vn1"><text:span text:style-name="T3">21</text:span></text:span><text:span text:style-name="T2"> Vidensque Josue et omnis Israël quod capta esset civitas, et fumus urbis ascenderet, reversus percussit viros Hai. </text:span><text:span text:style-name="vn1"><text:span text:style-name="T3">22</text:span></text:span><text:span text:style-name="T2"> Siquidem et illi qui ceperant et succenderant civitatem, egressi ex urbe contra suos, medios hostium ferire cœperunt. Cum ergo ex utraque parte adversarii cæderentur, ita ut nullus de tanta multitudine salvaretur, </text:span><text:span text:style-name="vn1"><text:span text:style-name="T3">23</text:span></text:span><text:span text:style-name="T2"> regem quoque urbis Hai apprehenderunt viventem, et obtulerunt Josue.</text:span></text:p>
        <text:p text:style-name="P2" loext:marker-style-name="T2"><text:span text:style-name="vn1"><text:span text:style-name="T3">24</text:span></text:span><text:span text:style-name="T2"> Igitur omnibus interfectis, qui Israëlem ad deserta tendentem fuerant persecuti, et in eodem loco gladio corruentibus, reversi filii Israël percusserunt civitatem. </text:span><text:span text:style-name="vn1"><text:span text:style-name="T3">25</text:span></text:span><text:span text:style-name="T2"> Erant autem qui in eodem die conciderant a viro usque ad mulierem, duodecim millia hominum, omnes urbis Hai. </text:span><text:span text:style-name="vn1"><text:span text:style-name="T3">26</text:span></text:span><text:span text:style-name="T2"> Josue vero non contraxit manum, quam in sublime porrexerat, tenens clypeum donec interficerentur omnes habitatores Hai. </text:span><text:span text:style-name="vn1"><text:span text:style-name="T3">27</text:span></text:span><text:span text:style-name="T2"> Jumenta autem et prædam civitatis diviserunt sibi filii Israël, sicut præceperat Dominus Josue. </text:span><text:span text:style-name="vn1"><text:span text:style-name="T3">28</text:span></text:span><text:span text:style-name="T2"> Qui succendit urbem, et fecit eam tumulum sempiternum: </text:span><text:span text:style-name="vn1"><text:span text:style-name="T3">29</text:span></text:span><text:span text:style-name="T2"> regem quoque ejus suspendit in patibulo usque ad vesperam et solis occasum. Præcepitque Josue, et deposuerunt cadaver ejus de cruce: projeceruntque in ipso introitu civitatis, congesto super eum magno acervo lapidum, qui permanet usque in præsentem diem.</text:span></text:p>
        <text:p text:style-name="P2" loext:marker-style-name="T2"><text:span text:style-name="vn1"><text:span text:style-name="T3">30</text:span></text:span><text:span text:style-name="T2"> Tunc ædificavit Josue altare Domino Deo Israël in monte Hebal, </text:span><text:span text:style-name="vn1"><text:span text:style-name="T3">31</text:span></text:span><text:span text:style-name="T2"> sicut præceperat Moyses famulus Domini filiis Israël, et scriptum est in volumine legis Moysi: altare vero de lapidibus impolitis, quos ferrum non tetigit: et obtulit super eo holocausta Domino, immolavitque pacificas victimas. </text:span><text:span text:style-name="vn1"><text:span text:style-name="T3">32</text:span></text:span><text:span text:style-name="T2"> Et scripsit super lapides Deuteronomium legis Moysi, quod ille digesserat coram filiis Israël. </text:span><text:span text:style-name="vn1"><text:span text:style-name="T5">33</text:span></text:span><text:span text:style-name="T2"> Omnis autem populus, et majores natu, ducesque ac judices, stabant ex utraque parte arcæ, in conspectu sacerdotum qui portabant arcam fœderis Domini, ut advena, ita et indigena. Media pars eorum juxta montem Garizim, et media juxta montem Hebal, sicut præceperat Moyses famulus Domini. Et primum quidem benedixit populo Israël. </text:span><text:span text:style-name="vn1"><text:span text:style-name="T3">34</text:span></text:span><text:span text:style-name="T2"> Post hæc legit omnia verba benedictionis et maledictionis, et cuncta quæ scripta erant in legis volumine. </text:span><text:span text:style-name="vn1"><text:span text:style-name="T3">35</text:span></text:span><text:span text:style-name="T2"> Nihil ex his quæ Moyses jusserat, reliquit intactum, sed universa replicavit coram omni multitudine Israël, mulieribus ac parvulis, et advenis qui inter eos morabantur. </text:span></text:p>
      </text:section>
      <text:section text:style-name="Sect1" text:name="Section8">
        <text:h text:style-name="P3" text:outline-level="1" loext:marker-style-name="T1"><text:soft-page-break/><text:span text:style-name="chapter-num"><text:span text:style-name="T4">Josue IX</text:span></text:span><text:span text:style-name="T4"/></text:h>
        <text:p text:style-name="P2" loext:marker-style-name="T2"><text:span text:style-name="vn1"><text:span text:style-name="T3">1</text:span></text:span><text:span text:style-name="T2"> Quibus auditis, cuncti reges trans Jordanem, qui versabantur in montanis et campestribus, in maritimis ac littore magni maris, hi quoque qui habitabant juxta Libanum, Hethæus et Amorrhæus, Chananæus, Pherezæus, et Hevæus, et Jebusæus, </text:span><text:span text:style-name="vn1"><text:span text:style-name="T3">2</text:span></text:span><text:span text:style-name="T2"> congregati sunt pariter, ut pugnarent contra Josue et Israël uno animo, eademque sententia.</text:span></text:p>
        <text:p text:style-name="P2" loext:marker-style-name="T2"><text:span text:style-name="vn1"><text:span text:style-name="T3">3</text:span></text:span><text:span text:style-name="T2"> At hi qui habitabant in Gabaon, audientes cuncta quæ fecerat Josue Jericho, et Hai, </text:span><text:span text:style-name="vn1"><text:span text:style-name="T3">4</text:span></text:span><text:span text:style-name="T2"> et callide cogitantes, tulerunt sibi cibaria, saccos veteres asinis imponentes, et utres vinarios scissos atque consutos, </text:span><text:span text:style-name="vn1"><text:span text:style-name="T3">5</text:span></text:span><text:span text:style-name="T2"> calceamentaque perantiqua quæ ad indicium vetustatis pittaciis consuta erant, induti veteribus vestimentis: panes quoque, quos portabant ob viaticum, duri erant, et in frustra comminuti: </text:span><text:span text:style-name="vn1"><text:span text:style-name="T3">6</text:span></text:span><text:span text:style-name="T2"> perrexeruntque ad Josue, qui tunc morabatur in castris Galgalæ, et dixerunt ei, atque simul omni Israëli: De terra longinqua venimus, pacem vobiscum facere cupientes. Responderuntque viri Israël ad eos, atque dixerunt: </text:span><text:span text:style-name="vn1"><text:span text:style-name="T3">7</text:span></text:span><text:span text:style-name="T2"> Ne forte in terra, quæ nobis sorte debetur, habitetis, et non possimus fœdus inire vobiscum. </text:span><text:span text:style-name="vn1"><text:span text:style-name="T3">8</text:span></text:span><text:span text:style-name="T2"> At illi ad Josue: Servi, inquiunt, tui sumus. Quibus Josue ait: Quinam estis vos? et unde venistis? </text:span><text:span text:style-name="vn1"><text:span text:style-name="T3">9</text:span></text:span><text:span text:style-name="T2"> Responderunt: De terra longinqua valde venerunt servi tui in nomine Domini Dei tui. Audivimus enim famam potentiæ ejus, cuncta quæ fecit in Ægypto, </text:span><text:span text:style-name="vn1"><text:span text:style-name="T3">10</text:span></text:span><text:span text:style-name="T2"> et duobus regibus Amorrhæorum qui fuerunt trans Jordanem, Sehon regi Hesebon, et Og regi Basan, qui erat in Astaroth: </text:span><text:span text:style-name="vn1"><text:span text:style-name="T3">11</text:span></text:span><text:span text:style-name="T2"> dixeruntque nobis seniores, et omnes habitatores terræ nostræ: Tollite in manibus cibaria ob longissimam viam, et occurrite eis, et dicite: Servi vestri sumus: fœdus inite nobiscum. </text:span><text:span text:style-name="vn1"><text:span text:style-name="T3">12</text:span></text:span><text:span text:style-name="T2"> En panes quando egressi sumus de domibus nostris, ut veniremus ad vos, calidos sumpsimus; nunc sicci facti sunt, et vetustate nimia comminuti. </text:span><text:span text:style-name="vn1"><text:span text:style-name="T3">13</text:span></text:span><text:span text:style-name="T2"> Utres vini novos implevimus; nunc rupti sunt et soluti. Vestes et calceamenta quibus induimur, et quæ habemus in pedibus, ob longitudinem longioris viæ trita sunt, et pene consumpta. </text:span><text:span text:style-name="vn1"><text:span text:style-name="T3">14</text:span></text:span><text:span text:style-name="T2"> Susceperunt igitur de cibariis eorum, et os Domini non interrogaverunt. </text:span><text:span text:style-name="vn1"><text:span text:style-name="T3">15</text:span></text:span><text:span text:style-name="T2"> Fecitque Josue cum eis pacem, et inito fœdere pollicitus est quod non occiderentur: principes quoque multitudinis juraverunt eis.</text:span></text:p>
        <text:p text:style-name="P2" loext:marker-style-name="T2"><text:span text:style-name="vn1"><text:span text:style-name="T3">16</text:span></text:span><text:span text:style-name="T2"> Post dies autem tres initi fœderis, audierunt quod in vicino habitarent, et inter eos futuri essent. </text:span><text:span text:style-name="vn1"><text:span text:style-name="T3">17</text:span></text:span><text:span text:style-name="T2"> Moveruntque castra filii Israël, et venerunt in civitates eorum die tertio, quarum hæc vocabula sunt: Gabaon, et Caphira, et Beroth, et Cariathiarim. </text:span><text:span text:style-name="vn1"><text:span text:style-name="T3">18</text:span></text:span><text:span text:style-name="T2"> Et non percusserunt eos, eo quod jurassent eis principes multitudinis in nomine Domini Dei Israël. Murmuravit itaque omne vulgus contra principes. </text:span><text:span text:style-name="vn1"><text:span text:style-name="T3">19</text:span></text:span><text:span text:style-name="T2"> Qui responderunt eis: Juravimus illis in nomine Domini Dei Israël, et idcirco non possumus eos contingere. </text:span><text:span text:style-name="vn1"><text:span text:style-name="T3">20</text:span></text:span><text:span text:style-name="T2"> Sed hoc faciemus eis: reserventur quidem ut vivant, ne contra nos ira Domini concitetur, si pejeraverimus: </text:span><text:span text:style-name="vn1"><text:span text:style-name="T3">21</text:span></text:span><text:span text:style-name="T2"> sed sic vivant, ut in usus universæ multitudinis ligna cædant, aquasque comportent. Quibus hæc loquentibus, </text:span><text:span text:style-name="vn1"><text:span text:style-name="T3">22</text:span></text:span><text:span text:style-name="T2"> vocavit Gabaonitas Josue, et dixit eis: Cur nos decipere fraude voluistis, ut diceretis: Procul valde habitamus a vobis, cum in medio nostri sitis? </text:span><text:span text:style-name="vn1"><text:span text:style-name="T3">23</text:span></text:span><text:span text:style-name="T2"> itaque sub maledictione eritis, et non deficiet de stirpe vestra ligna cædens, aquasque comportans in domum Dei mei. </text:span><text:span text:style-name="vn1"><text:span text:style-name="T3">24</text:span></text:span><text:span text:style-name="T2"> Qui responderunt: Nuntiatum est nobis servis tuis, quod promisisset Dominus Deus tuus Moysi servo suo ut traderet vobis omnem terram, et disperderet cunctos habitatores ejus. Timuimus igitur valde, et providimus animabus nostris, vestro terrore compulsi, et hoc consilium inivimus. </text:span><text:span text:style-name="vn1"><text:span text:style-name="T3">25</text:span></text:span><text:span text:style-name="T2"> Nunc autem in manu </text:span><text:soft-page-break/><text:span text:style-name="T2">tua sumus: quod tibi bonum et rectum videtur, fac nobis. </text:span><text:span text:style-name="vn1"><text:span text:style-name="T3">26</text:span></text:span><text:span text:style-name="T2"> Fecit ergo Josue ut dixerat, et liberavit eos de manu filiorum Israël, ut non occiderentur. </text:span><text:span text:style-name="vn1"><text:span text:style-name="T5">27</text:span></text:span><text:span text:style-name="T2"> Decrevitque in illo die eos esse in ministerio cuncti populi, et altaris Domini, cædentes ligna, et aquas comportantes, usque in præsens tempus, in loco quem Dominus elegisset. </text:span></text:p>
      </text:section>
      <text:section text:style-name="Sect1" text:name="Section9">
        <text:h text:style-name="P3" text:outline-level="1" loext:marker-style-name="T1"><text:span text:style-name="chapter-num"><text:span text:style-name="T4">Josue X</text:span></text:span><text:span text:style-name="T4"/></text:h>
        <text:p text:style-name="P2" loext:marker-style-name="T2"><text:span text:style-name="vn1"><text:span text:style-name="T3">1</text:span></text:span><text:span text:style-name="T2"> Quæ cum audisset Adonisedec rex Jerusalem, quod scilicet cepisset Josue Hai, et subvertisset eam (sicut enim fecerat Jericho et regi ejus, sic fecit Hai et regi illius), et quod transfugissent Gabaonitæ ad Israël, et essent fœderati eorum, </text:span><text:span text:style-name="vn1"><text:span text:style-name="T3">2</text:span></text:span><text:span text:style-name="T2"> timuit valde. Urbs enim magna erat Gabaon, et una civitatum regalium, et major oppido Hai, omnesque bellatores ejus fortissimi. </text:span><text:span text:style-name="vn1"><text:span text:style-name="T3">3</text:span></text:span><text:span text:style-name="T2"> Misit ergo Adonisedec rex Jerusalem ad Oham regem Hebron, et ad Pharam regem Jerimoth, ad Japhia quoque regem Lachis, et ad Dabir regem Eglon, dicens: </text:span><text:span text:style-name="vn1"><text:span text:style-name="T3">4</text:span></text:span><text:span text:style-name="T2"> Ad me ascendite, et ferte præsidium, ut expugnemus Gabaon, quare transfugerit ad Josue, et ad filios Israël. </text:span><text:span text:style-name="vn1"><text:span text:style-name="T3">5</text:span></text:span><text:span text:style-name="T2"> Congregati igitur ascenderunt quinque reges Amorrhæorum: rex Jerusalem, rex Hebron, rex Jerimoth, rex Lachis, rex Eglon, simul cum exercitibus suis: et castrametati sunt circa Gabaon, oppugnantes eam.</text:span></text:p>
        <text:p text:style-name="P2" loext:marker-style-name="T2"><text:span text:style-name="vn1"><text:span text:style-name="T3">6</text:span></text:span><text:span text:style-name="T2"> Habitatores autem Gabaon urbis obsessæ miserunt ad Josue, qui tunc morabatur in castris apud Galgalam, et dixerunt ei: Ne retrahas manus tuas ab auxilio servorum tuorum: ascende cito, et libera nos, ferque præsidium: convenerunt enim adversum nos omnes reges Amorrhæorum, qui habitant in montanis. </text:span><text:span text:style-name="vn1"><text:span text:style-name="T3">7</text:span></text:span><text:span text:style-name="T2"> Ascenditque Josue de Galgalis, et omnis exercitus bellatorum cum eo, viri fortissimi. </text:span><text:span text:style-name="vn1"><text:span text:style-name="T3">8</text:span></text:span><text:span text:style-name="T2"> Dixitque Dominus ad Josue: Ne timeas eos: in manus enim tuas tradidi illos: nullus ex eis tibi resistere poterit. </text:span><text:span text:style-name="vn1"><text:span text:style-name="T3">9</text:span></text:span><text:span text:style-name="T2"> Irruit itaque Josue super eos repente, tota nocte ascendens de Galgalis. </text:span><text:span text:style-name="vn1"><text:span text:style-name="T3">10</text:span></text:span><text:span text:style-name="T2"> Et conturbavit eos Dominus a facie Israël: contrivitque plaga magna in Gabaon, ac persecutus est eos per viam ascensus Bethoron, et percussit usque Azeca et Maceda. </text:span><text:span text:style-name="vn1"><text:span text:style-name="T3">11</text:span></text:span><text:span text:style-name="T2"> Cumque fugerent filios Israël, et essent in descensu Bethoron, Dominus misit super eos lapides magnos de cælo usque ad Azeca: et mortui sunt multo plures lapidibus grandinis, quam quos gladio percusserant filii Israël. </text:span><text:span text:style-name="vn1"><text:span text:style-name="T3">12</text:span></text:span><text:span text:style-name="T2"> Tunc locutus est Josue Domino, in die qua tradidit Amorrhæum in conspectu filiorum Israël, dixitque coram eis: </text:span></text:p>
        <text:p text:style-name="Block_20_Text" loext:marker-style-name="T6"><text:span text:style-name="T7"><text:s/><text:tab/></text:span><text:span text:style-name="T6">Sol, contra Gabaon ne movearis,<text:line-break/>et luna contra vallem Ajalon.</text:span></text:p>
        <text:p text:style-name="P4" loext:marker-style-name="T2"><text:span text:style-name="vn1"><text:span text:style-name="T3">13</text:span></text:span><text:span text:style-name="T2"> <text:tab/>Steteruntque sol et luna,<text:line-break/>donec ulcisceretur se gens de inimicis suis.</text:span></text:p>
        <text:p text:style-name="P2" loext:marker-style-name="T2"><text:span text:style-name="T2">Nonne scriptum est hoc in libro justorum? Stetit itaque sol in medio cæli, et non festinavit occumbere spatio unius diei. </text:span><text:span text:style-name="vn1"><text:span text:style-name="T3">14</text:span></text:span><text:span text:style-name="T2"> Non fuit antea nec postea tam longa dies, obediente Domino voci hominis, et pugnante pro Israël. </text:span><text:span text:style-name="vn1"><text:span text:style-name="T3">15</text:span></text:span><text:span text:style-name="T2"> Reversusque est Josue cum omni Israël in castra Galgalæ.</text:span></text:p>
        <text:p text:style-name="P2" loext:marker-style-name="T2"><text:soft-page-break/><text:span text:style-name="vn1"><text:span text:style-name="T3">16</text:span></text:span><text:span text:style-name="T2"> Fugerant enim quinque reges et se absconderant in spelunca urbis Maceda. </text:span><text:span text:style-name="vn1"><text:span text:style-name="T3">17</text:span></text:span><text:span text:style-name="T2"> Nuntiatumque est Josue quod inventi essent quinque reges latentes in spelunca urbis Maceda. </text:span><text:span text:style-name="vn1"><text:span text:style-name="T3">18</text:span></text:span><text:span text:style-name="T2"> Qui præcepit sociis, et ait: Volvite saxa ingentia ad os speluncæ, et ponite viros industrios, qui clausos custodiant: </text:span><text:span text:style-name="vn1"><text:span text:style-name="T3">19</text:span></text:span><text:span text:style-name="T2"> vos autem nolite stare, sed persequimini hostes, et extremos quosque fugientium cædite: nec dimittatis eos urbium suarum intrare præsidia, quos tradidit Dominus Deus in manus vestras. </text:span><text:span text:style-name="vn1"><text:span text:style-name="T3">20</text:span></text:span><text:span text:style-name="T2"> Cæsis ergo adversariis plaga magna, et usque ad internecionem pene consumptis, hi qui Israël effugere potuerunt, ingressi sunt civitates munitas. </text:span><text:span text:style-name="vn1"><text:span text:style-name="T3">21</text:span></text:span><text:span text:style-name="T2"> Reversusque est omnis exercitus ad Josue in Maceda, ubi tunc erant castra, sani et integro numero: nullusque contra filios Israël mutire ausus est. </text:span><text:span text:style-name="vn1"><text:span text:style-name="T3">22</text:span></text:span><text:span text:style-name="T2"> Præcepitque Josue, dicens: Aperite os speluncæ, et producite ad me quinque reges, qui in ea latitant. </text:span><text:span text:style-name="vn1"><text:span text:style-name="T3">23</text:span></text:span><text:span text:style-name="T2"> Feceruntque ministri ut sibi fuerat imperatum: et eduxerunt ad eum quinque reges de spelunca, regem Jerusalem, regem Hebron, regem Jerimoth, regem Lachis, regem Eglon. </text:span><text:span text:style-name="vn1"><text:span text:style-name="T3">24</text:span></text:span><text:span text:style-name="T2"> Cumque educti essent ad eum, vocavit omnes viros Israël, et ait ad principes exercitus qui secum erant: Ite, et ponite pedes super colla regum istorum. Qui cum perrexissent, et subjectorum colla pedibus calcarent, </text:span><text:span text:style-name="vn1"><text:span text:style-name="T3">25</text:span></text:span><text:span text:style-name="T2"> rursum ait ad eos: Nolite timere, nec paveatis: confortamini, et estote robusti: sic enim faciet Dominus cunctis hostibus vestris, adversum quos dimicatis. </text:span><text:span text:style-name="vn1"><text:span text:style-name="T3">26</text:span></text:span><text:span text:style-name="T2"> Percussitque Josue, et interfecit eos, atque suspendit super quinque stipites: fueruntque suspensi usque ad vesperum. </text:span><text:span text:style-name="vn1"><text:span text:style-name="T3">27</text:span></text:span><text:span text:style-name="T2"> Cumque occumberet sol, præcepit sociis ut deponerent eos de patibulis. Qui depositos projecerunt in speluncam in qua latuerant, et posuerunt super os ejus saxa ingentia, quæ permanent usque in præsens.</text:span></text:p>
        <text:p text:style-name="P2" loext:marker-style-name="T2"><text:span text:style-name="vn1"><text:span text:style-name="T3">28</text:span></text:span><text:span text:style-name="T2"> Eodem quoque die, Macedam cepit Josue, et percussit eam in ore gladii, regemque illius interfecit, et omnes habitatores ejus: non dimisit in ea saltem parvas reliquias. Fecitque regi Maceda sicut fecerat regi Jericho. </text:span><text:span text:style-name="vn1"><text:span text:style-name="T3">29</text:span></text:span><text:span text:style-name="T2"> Transivit autem cum omni Israël de Maceda in Lebna, et pugnabat contra eam: </text:span><text:span text:style-name="vn1"><text:span text:style-name="T3">30</text:span></text:span><text:span text:style-name="T2"> quam tradidit Dominus cum rege suo in manus Israël: percusseruntque urbem in ore gladii, et omnes habitatores ejus: non dimiserunt in ea ullas reliquias. Feceruntque regi Lebna sicut fecerant regi Jericho. </text:span><text:span text:style-name="vn1"><text:span text:style-name="T3">31</text:span></text:span><text:span text:style-name="T2"> De Lebna transivit in Lachis cum omni Israël: et exercitu per gyrum disposito, oppugnabat eam. </text:span><text:span text:style-name="vn1"><text:span text:style-name="T3">32</text:span></text:span><text:span text:style-name="T2"> Tradiditque Dominus Lachis in manus Israël, et cepit eam die altero, atque percussit in ore gladii, omnemque animam quæ fuerat in ea, sicut fecerat Lebna. </text:span><text:span text:style-name="vn1"><text:span text:style-name="T3">33</text:span></text:span><text:span text:style-name="T2"> Eo tempore ascendit Horam rex Gazer, ut auxiliaretur Lachis: quem percussit Josue cum omni populo ejus usque ad internecionem. </text:span><text:span text:style-name="vn1"><text:span text:style-name="T3">34</text:span></text:span><text:span text:style-name="T2"> Transivitque de Lachis in Eglon, et circumdedit, </text:span><text:span text:style-name="vn1"><text:span text:style-name="T3">35</text:span></text:span><text:span text:style-name="T2"> atque expugnavit eam eadem die: percussitque in ore gladii omnes animas quæ erant in ea, juxta omnia quæ fecerat Lachis. </text:span><text:span text:style-name="vn1"><text:span text:style-name="T3">36</text:span></text:span><text:span text:style-name="T2"> Ascendit quoque cum omni Israël de Eglon in Hebron, et pugnavit contra eam: </text:span><text:span text:style-name="vn1"><text:span text:style-name="T3">37</text:span></text:span><text:span text:style-name="T2"> cepit eam, et percussit in ore gladii, regem quoque ejus, et omnia oppida regionis illius, universasque animas quæ in ea fuerant commoratæ: non reliquit in ea ullas reliquias: sicut fecerat Eglon, sic fecit et Hebron, cuncta quæ in ea reperit consumens gladio. </text:span><text:span text:style-name="vn1"><text:span text:style-name="T3">38</text:span></text:span><text:span text:style-name="T2"> Inde reversus in Dabir, </text:span><text:span text:style-name="vn1"><text:span text:style-name="T3">39</text:span></text:span><text:span text:style-name="T2"> cepit eam atque vastavit: regem quoque ejus atque omnia per circuitum oppida percussit in ore gladii: non dimisit in ea ullas reliquias: sicut fecerat Hebron et Lebna et regibus earum, sic fecit Dabir et regi illius. </text:span><text:span text:style-name="vn1"><text:span text:style-name="T3">40</text:span></text:span><text:span text:style-name="T2"> Percussit itaque Josue omnem terram montanam et meridianam atque campestrem, et Asedoth, cum regibus suis: non dimisit in ea ullas reliquias, sed omne quod spirare poterat interfecit, sicut præceperat ei Dominus Deus Israël, </text:span><text:span text:style-name="vn1"><text:span text:style-name="T3">41</text:span></text:span><text:span text:style-name="T2"> a Cadesbarne usque Gazam. Omnem terram Gosen usque Gabaon, </text:span><text:span text:style-name="vn1"><text:span text:style-name="T3">42</text:span></text:span><text:span text:style-name="T2"> universosque reges, </text:span><text:soft-page-break/><text:span text:style-name="T2">et regiones eorum uno impetu cepit atque vastavit: Dominus enim Deus Israël pugnavit pro eo. </text:span><text:span text:style-name="vn1"><text:span text:style-name="T3">43</text:span></text:span><text:span text:style-name="T2"> Reversusque est cum omni Israël ad locum castrorum in Galgala. </text:span></text:p>
      </text:section>
      <text:section text:style-name="Sect1" text:name="Section10">
        <text:h text:style-name="P3" text:outline-level="1" loext:marker-style-name="T1"><text:span text:style-name="chapter-num"><text:span text:style-name="T4">Josue XI</text:span></text:span><text:span text:style-name="T4"/></text:h>
        <text:p text:style-name="P2" loext:marker-style-name="T2"><text:span text:style-name="vn1"><text:span text:style-name="T3">1</text:span></text:span><text:span text:style-name="T2"> Quæ cum audisset Jabin rex Asor, misit ad Jobab regem Madon, et ad regem Semeron, atque ad regem Achsaph: </text:span><text:span text:style-name="vn1"><text:span text:style-name="T3">2</text:span></text:span><text:span text:style-name="T2"> ad reges quoque aquilonis, qui habitabant in montanis et in planitie contra meridiem Ceneroth, in campestribus quoque et in regionibus Dor juxta mare: </text:span><text:span text:style-name="vn1"><text:span text:style-name="T3">3</text:span></text:span><text:span text:style-name="T2"> Chananæum quoque ab oriente et occidente, et Amorrhæum atque Hethæum ac Pherezæum et Jebusæum in montanis: Hevæum quoque qui habitabat ad radices Hermon in terra Maspha. </text:span><text:span text:style-name="vn1"><text:span text:style-name="T3">4</text:span></text:span><text:span text:style-name="T2"> Egressique sunt omnes cum turmis suis, populus multus nimis sicut arena quæ est in littore maris, equi quoque et currus immensæ multitudinis. </text:span><text:span text:style-name="vn1"><text:span text:style-name="T3">5</text:span></text:span><text:span text:style-name="T2"> Conveneruntque omnes reges isti in unum ad aquas Merom, ut pugnarent contra Israël.</text:span></text:p>
        <text:p text:style-name="P2" loext:marker-style-name="T2"><text:span text:style-name="vn1"><text:span text:style-name="T3">6</text:span></text:span><text:span text:style-name="T2"> Dixitque Dominus ad Josue: Ne timeas eos: cras enim hac eadem hora ego tradam omnes istos vulnerandos in conspectu Israël: equos eorum subnervabis, et currus igne combures. </text:span><text:span text:style-name="vn1"><text:span text:style-name="T3">7</text:span></text:span><text:span text:style-name="T2"> Venitque Josue, et omnis exercitus cum eo, adversus illos ad aquas Merom subito, et irruerunt super eos, </text:span><text:span text:style-name="vn1"><text:span text:style-name="T3">8</text:span></text:span><text:span text:style-name="T2"> tradiditque illos Dominus in manus Israël. Qui percusserunt eos, et persecuti sunt usque ad Sidonem magnam, et aquas Maserephoth, campumque Masphe, qui est ad orientalem illius partem. Ita percussit omnes, ut nullas dimitteret ex eis reliquias: </text:span><text:span text:style-name="vn1"><text:span text:style-name="T3">9</text:span></text:span><text:span text:style-name="T2"> fecitque sicut præceperat ei Dominus: equos eorum subnervavit, currusque combussit igni. </text:span><text:span text:style-name="vn1"><text:span text:style-name="T3">10</text:span></text:span><text:span text:style-name="T2"> Reversusque statim cepit Asor, et regem ejus percussit gladio. Asor enim antiquitus inter omnia regna hæc principatum tenebat. </text:span><text:span text:style-name="vn1"><text:span text:style-name="T3">11</text:span></text:span><text:span text:style-name="T2"> Percussitque omnes animas quæ ibidem morabantur: non dimisit in ea ullas reliquias, sed usque ad internecionem universa vastavit, ipsamque urbem peremit incendio. </text:span><text:span text:style-name="vn1"><text:span text:style-name="T3">12</text:span></text:span><text:span text:style-name="T2"> Et omnes per circuitum civitates, regesque earum, cepit, percussit atque delevit, sicut præceperat ei Moyses famulus Domini. </text:span><text:span text:style-name="vn1"><text:span text:style-name="T3">13</text:span></text:span><text:span text:style-name="T2"> Absque urbibus, quæ erant in collibus et in tumulis sitæ, ceteras succendit Israël: unam tantum Asor munitissimam flamma consumpsit. </text:span><text:span text:style-name="vn1"><text:span text:style-name="T3">14</text:span></text:span><text:span text:style-name="T2"> Omnemque prædam istarum urbium ac jumenta diviserunt sibi filii Israël, cunctis hominibus interfectis. </text:span><text:span text:style-name="vn1"><text:span text:style-name="T3">15</text:span></text:span><text:span text:style-name="T2"> Sicut præceperat Dominus Moysi servo suo, ita præcepit Moyses Josue, et ille universa complevit: non præteriit de universis mandatis, nec unum quidem verbum quod jusserat Dominus Moysi. </text:span><text:span text:style-name="vn1"><text:span text:style-name="T3">16</text:span></text:span><text:span text:style-name="T2"> Cepit itaque Josue omnem terram montanam et meridianam, terramque Gosen, et planitiem, et occidentalem plagam, montemque Israël, et campestria ejus, </text:span><text:span text:style-name="vn1"><text:span text:style-name="T3">17</text:span></text:span><text:span text:style-name="T2"> et partem montis, quæ ascendit Seir usque Baalgad, per planitiem Libani subter montem Hermon: omnes reges eorum cepit, percussit, et occidit. </text:span><text:span text:style-name="vn1"><text:span text:style-name="T3">18</text:span></text:span><text:span text:style-name="T2"> Multo tempore pugnavit Josue contra reges istos. </text:span><text:span text:style-name="vn1"><text:span text:style-name="T3">19</text:span></text:span><text:span text:style-name="T2"> Non fuit civitas quæ se traderet filiis Israël, præter Hevæum, qui habitabat in Gabaon: omnes enim bellando cepit. </text:span><text:span text:style-name="vn1"><text:span text:style-name="T3">20</text:span></text:span><text:span text:style-name="T2"> Domini enim sententia fuerat, ut indurarentur corda eorum, et pugnarent contra Israël, et caderent, et non mererentur ullam clementiam, ac perirent, sicut præceperat Dominus Moysi. </text:span><text:span text:style-name="vn1"><text:span text:style-name="T3">21</text:span></text:span><text:span text:style-name="T2"> In illo tempore venit Josue, et interfecit Enacim de montanis, Hebron, et Dabir, et Anab, et de omni monte Juda et Israël, urbesque eorum delevit. </text:span><text:span text:style-name="vn1"><text:span text:style-name="T3">22</text:span></text:span><text:span text:style-name="T2"> Non reliquit ullum de stirpe Enacim, in terra filiorum Israël: absque civitatibus Gaza, et Geth, et Azoto, in quibus solis relicti sunt. </text:span><text:span text:style-name="vn1"><text:span text:style-name="T3">23</text:span></text:span><text:span text:style-name="T2"> Cepit ergo Josue omnem </text:span><text:soft-page-break/><text:span text:style-name="T2">terram, sicut locutus est Dominus ad Moysen, et tradidit eam in possessionem filiis Israël secundum partes et tribus suas: quievitque terra a præliis. </text:span></text:p>
      </text:section>
      <text:section text:style-name="Sect1" text:name="Section11">
        <text:h text:style-name="P3" text:outline-level="1" loext:marker-style-name="T1"><text:span text:style-name="chapter-num"><text:span text:style-name="T4">Josue XII</text:span></text:span><text:span text:style-name="T4"/></text:h>
        <text:p text:style-name="P2" loext:marker-style-name="T2"><text:span text:style-name="vn1"><text:span text:style-name="T3">1</text:span></text:span><text:span text:style-name="T2"> Hi sunt reges, quos percusserunt filii Israël, et possederunt terram eorum trans Jordanem ad solis ortum, a torrente Arnon usque ad montem Hermon, et omnem orientalem plagam, quæ respicit solitudinem. </text:span><text:span text:style-name="vn1"><text:span text:style-name="T3">2</text:span></text:span><text:span text:style-name="T2"> Sehon rex Amorrhæorum, qui habitavit in Hesebon, dominatus est ab Aroër, quæ sita est super ripam torrentis Arnon, et mediæ partis in valle, dimidiæque Galaad, usque ad torrentem Jaboc, qui est terminus filiorum Ammon. </text:span><text:span text:style-name="vn1"><text:span text:style-name="T3">3</text:span></text:span><text:span text:style-name="T2"> Et a solitudine usque ad mare Ceneroth contra orientem, et usque ad mare deserti, quod est mare salsissimum, ad orientalem plagam per viam quæ ducit Bethsimoth: et ab australi parte, quæ subjacet Asedoth, Phasga. </text:span><text:span text:style-name="vn1"><text:span text:style-name="T3">4</text:span></text:span><text:span text:style-name="T2"> Terminus Og regis Basan, de reliquiis Raphaim, qui habitavit in Astaroth, et in Edrai, et dominatus est in monte Hermon, et in Salecha, atque in universa Basan, usque ad terminos </text:span><text:span text:style-name="vn1"><text:span text:style-name="T3">5</text:span></text:span><text:span text:style-name="T2"> Gessuri, et Machati, et dimidiæ partis Galaad: terminos Sehon regis Hesebon. </text:span><text:span text:style-name="vn1"><text:span text:style-name="T3">6</text:span></text:span><text:span text:style-name="T2"> Moyses famulus Domini et filii Israël percusserunt eos, tradiditque terram eorum Moyses in possessionem Rubenitis, et Gaditis, et dimidiæ tribui Manasse. </text:span><text:span text:style-name="vn1"><text:span text:style-name="T3">7</text:span></text:span><text:span text:style-name="T2"> Hi sunt reges terræ, quos percussit Josue et filii Israël trans Jordanem ad occidentalem plagam, a Baalgad in campo Libani, usque ad montem cujus pars ascendit in Seir: tradiditque eam Josue in possessionem tribubus Israël, singulis partes suas, </text:span><text:span text:style-name="vn1"><text:span text:style-name="T3">8</text:span></text:span><text:span text:style-name="T2"> tam in montanis quam in planis atque campestribus. In Asedoth, et in solitudine, ac in meridie, Hethæus fuit et Amorrhæus, Chananæus, et Pherezæus, Hevæus et Jebusæus. </text:span><text:span text:style-name="vn1"><text:span text:style-name="T3">9</text:span></text:span><text:span text:style-name="T2"> Rex Jericho unus: rex Hai, quæ est ex latere Bethel, unus: </text:span><text:span text:style-name="vn1"><text:span text:style-name="T3">10</text:span></text:span><text:span text:style-name="T2"> rex Jerusalem unus, rex Hebron unus, </text:span><text:span text:style-name="vn1"><text:span text:style-name="T3">11</text:span></text:span><text:span text:style-name="T2"> rex Jerimoth unus, rex Lachis unus, </text:span><text:span text:style-name="vn1"><text:span text:style-name="T3">12</text:span></text:span><text:span text:style-name="T2"> rex Eglon unus, rex Gazer unus, </text:span><text:span text:style-name="vn1"><text:span text:style-name="T3">13</text:span></text:span><text:span text:style-name="T2"> rex Dabir unus, rex Gader unus, </text:span><text:span text:style-name="vn1"><text:span text:style-name="T3">14</text:span></text:span><text:span text:style-name="T2"> rex Herma unus, rex Hered unus, </text:span><text:span text:style-name="vn1"><text:span text:style-name="T3">15</text:span></text:span><text:span text:style-name="T2"> rex Lebna unus, rex Odullam unus, </text:span><text:span text:style-name="vn1"><text:span text:style-name="T3">16</text:span></text:span><text:span text:style-name="T2"> rex Maceda unus, rex Bethel unus, </text:span><text:span text:style-name="vn1"><text:span text:style-name="T3">17</text:span></text:span><text:span text:style-name="T2"> rex Taphua unus, rex Opher unus, </text:span><text:span text:style-name="vn1"><text:span text:style-name="T3">18</text:span></text:span><text:span text:style-name="T2"> rex Aphec unus, rex Saron unus, </text:span><text:span text:style-name="vn1"><text:span text:style-name="T3">19</text:span></text:span><text:span text:style-name="T2"> rex Madon unus, rex Asor unus, </text:span><text:span text:style-name="vn1"><text:span text:style-name="T3">20</text:span></text:span><text:span text:style-name="T2"> rex Semeron unus, rex Achsaph unus, </text:span><text:span text:style-name="vn1"><text:span text:style-name="T3">21</text:span></text:span><text:span text:style-name="T2"> rex Thenac unus, rex Mageddo unus, </text:span><text:span text:style-name="vn1"><text:span text:style-name="T3">22</text:span></text:span><text:span text:style-name="T2"> rex Cades unus, rex Jachanan Carmeli unus, </text:span><text:span text:style-name="vn1"><text:span text:style-name="T3">23</text:span></text:span><text:span text:style-name="T2"> rex Dor et provinciæ Dor unus, rex gentium Galgal unus, </text:span><text:span text:style-name="vn1"><text:span text:style-name="T3">24</text:span></text:span><text:span text:style-name="T2"> rex Thersa unus: omnes reges triginta unus. </text:span></text:p>
      </text:section>
      <text:section text:style-name="Sect1" text:name="Section12">
        <text:h text:style-name="P3" text:outline-level="1" loext:marker-style-name="T1"><text:span text:style-name="chapter-num"><text:span text:style-name="T4">Josue XIII</text:span></text:span><text:span text:style-name="T4"/></text:h>
        <text:p text:style-name="P2" loext:marker-style-name="T2"><text:span text:style-name="vn1"><text:span text:style-name="T3">1</text:span></text:span><text:span text:style-name="T2"> Josue senex provectæque ætatis erat, et dixit Dominus ad eum: Senuisti, et longævus es, terraque latissima derelicta est, quæ necdum sorte divisa est: </text:span><text:span text:style-name="vn1"><text:span text:style-name="T3">2</text:span></text:span><text:span text:style-name="T2"> omnis videlicet Galilæa, Philisthiim, et universa Gessuri. </text:span><text:span text:style-name="vn1"><text:span text:style-name="T3">3</text:span></text:span><text:span text:style-name="T2"> A fluvio turbido, qui irrigat Ægyptum, usque ad terminos Accaron contra aquilonem: terra Chanaan, quæ in quinque regulos Philisthiim dividitur, Gazæos, et Azotios, Ascalonitas, Gethæos, et Accaronitas. </text:span><text:span text:style-name="vn1"><text:span text:style-name="T3">4</text:span></text:span><text:span text:style-name="T2"> Ad meridiem vero sunt Hevæi, omnis terra Chanaan, et Maara Sidoniorum, usque Apheca et terminos Amorrhæi, </text:span><text:span text:style-name="vn1"><text:span text:style-name="T3">5</text:span></text:span><text:span text:style-name="T2"> ejusque confinia. Libani quoque regio contra orientem, a Baalgad sub monte Hermon, donec ingrediaris Emath; </text:span><text:span text:style-name="vn1"><text:span text:style-name="T3">6</text:span></text:span><text:span text:style-name="T2"> omnium qui habitant in monte a Libano usque ad aquas Maserephoth, universique Sidonii. Ego sum qui delebo eos a facie filiorum Israël. Veniat ergo in partem hæreditatis Israël, sicut præcepi tibi. </text:span><text:span text:style-name="vn1"><text:span text:style-name="T3">7</text:span></text:span><text:span text:style-name="T2"> Et nunc divide terram in possessionem novem tribubus, et </text:span><text:soft-page-break/><text:span text:style-name="T2">dimidiæ tribui Manasse, </text:span><text:span text:style-name="vn1"><text:span text:style-name="T3">8</text:span></text:span><text:span text:style-name="T2"> cum qua Ruben et Gad possederunt terram, quam tradidit eis Moyses famulus Domini trans fluenta Jordanis, ad orientalem plagam. </text:span><text:span text:style-name="vn1"><text:span text:style-name="T3">9</text:span></text:span><text:span text:style-name="T2"> Ab Aroër, quæ sita est in ripa torrentis Arnon, et in vallis medio, universaque campestria Medaba, usque Dibon, </text:span><text:span text:style-name="vn1"><text:span text:style-name="T3">10</text:span></text:span><text:span text:style-name="T2"> et cunctas civitates Sehon regis Amorrhæi, qui regnavit in Hesebon, usque ad terminos filiorum Ammon, </text:span><text:span text:style-name="vn1"><text:span text:style-name="T3">11</text:span></text:span><text:span text:style-name="T2"> et Galaad, ac terminum Gessuri et Machati, et omnem montem Hermon, et universam Basan, usque ad Salecha, </text:span><text:span text:style-name="vn1"><text:span text:style-name="T3">12</text:span></text:span><text:span text:style-name="T2"> omne regnum Og in Basan, qui regnavit in Astaroth et Edrai, ipse fuit de reliquiis Raphaim: percussitque eos Moyses, atque delevit. </text:span><text:span text:style-name="vn1"><text:span text:style-name="T3">13</text:span></text:span><text:span text:style-name="T2"> Nolueruntque disperdere filii Israël Gessuri et Machati: et habitaverunt in medio Israël usque in præsentem diem. </text:span><text:span text:style-name="vn1"><text:span text:style-name="T3">14</text:span></text:span><text:span text:style-name="T2"> Tribui autem Levi non dedit possessionem: sed sacrificia et victimæ Domini Dei Israël, ipsa est ejus hæreditas, sicut locutus est illi.</text:span></text:p>
        <text:p text:style-name="P2" loext:marker-style-name="T2"><text:span text:style-name="vn1"><text:span text:style-name="T3">15</text:span></text:span><text:span text:style-name="T2"> Dedit ergo Moyses possessionem tribui filiorum Ruben juxta cognationes suas. </text:span><text:span text:style-name="vn1"><text:span text:style-name="T3">16</text:span></text:span><text:span text:style-name="T2"> Fuitque terminus eorum ab Aroër, quæ sita est in ripa torrentis Arnon, et in valle ejusdem torrentis media: universam planitiem, quæ ducit Medaba, </text:span><text:span text:style-name="vn1"><text:span text:style-name="T3">17</text:span></text:span><text:span text:style-name="T2"> et Hesebon, cunctosque viculos earum, qui sunt in campestribus: Dibon quoque et Bamothbaal, et oppidum Baalmaon, </text:span><text:span text:style-name="vn1"><text:span text:style-name="T3">18</text:span></text:span><text:span text:style-name="T2"> et Jassa, et Cedimoth, et Mephaath, </text:span><text:span text:style-name="vn1"><text:span text:style-name="T3">19</text:span></text:span><text:span text:style-name="T2"> et Cariathaim, et Sabama, et Sarathasar in monte convallis. </text:span><text:span text:style-name="vn1"><text:span text:style-name="T3">20</text:span></text:span><text:span text:style-name="T2"> Bethphogor et Asedoth, Phasga et Bethiesimoth, </text:span><text:span text:style-name="vn1"><text:span text:style-name="T3">21</text:span></text:span><text:span text:style-name="T2"> et omnes urbes campestres, universaque regna Sehon regis Amorrhæi, qui regnavit in Hesebon, quem percussit Moyses cum principibus Madian: Hevæum, et Recem, et Sur, et Hur, et Rebe duces Sehon habitatores terræ. </text:span><text:span text:style-name="vn1"><text:span text:style-name="T3">22</text:span></text:span><text:span text:style-name="T2"> Et Balaam filium Beor ariolum occiderunt filii Israël gladio cum ceteris interfectis. </text:span><text:span text:style-name="vn1"><text:span text:style-name="T3">23</text:span></text:span><text:span text:style-name="T2"> Factusque est terminus filiorum Ruben Jordanis fluvius. Hæc est possessio Rubenitarum per cognationes suas urbium et viculorum.</text:span></text:p>
        <text:p text:style-name="P2" loext:marker-style-name="T2"><text:span text:style-name="vn1"><text:span text:style-name="T3">24</text:span></text:span><text:span text:style-name="T2"> Deditque Moyses tribui Gad et filiis ejus per cognationes suas possessionem, cujus hæc divisio est. </text:span><text:span text:style-name="vn1"><text:span text:style-name="T3">25</text:span></text:span><text:span text:style-name="T2"> Terminus Jaser, et omnes civitates Galaad, et dimidiam partem terræ filiorum Ammon, usque ad Aroër, quæ est contra Rabba, </text:span><text:span text:style-name="vn1"><text:span text:style-name="T3">26</text:span></text:span><text:span text:style-name="T2"> et ab Hesebon usque Ramoth, Masphe et Betonim: et a Manaim usque ad terminos Dabir. </text:span><text:span text:style-name="vn1"><text:span text:style-name="T3">27</text:span></text:span><text:span text:style-name="T2"> In valle quoque Betharan, et Bethnemra, et Socoth, et Saphon reliquam partem regni Sehon regis Hesebon: hujus quoque finis, Jordanis est, usque ad extremam partem maris Cenereth trans Jordanem ad orientalem plagam. </text:span><text:span text:style-name="vn1"><text:span text:style-name="T3">28</text:span></text:span><text:span text:style-name="T2"> Hæc est possessio filiorum Gad per familias suas, civitates et villæ earum.</text:span></text:p>
        <text:p text:style-name="P2" loext:marker-style-name="T2"><text:span text:style-name="vn1"><text:span text:style-name="T3">29</text:span></text:span><text:span text:style-name="T2"> Dedit et dimidiæ tribui Manasse, filiisque ejus juxta cognationes suas, possessionem, </text:span><text:span text:style-name="vn1"><text:span text:style-name="T3">30</text:span></text:span><text:span text:style-name="T2"> cujus hoc principium est: a Manaim universam Basan, et cuncta regna Og regis Basan, omnesque vicos Jair, qui sunt in Basan, sexaginta oppida: </text:span><text:span text:style-name="vn1"><text:span text:style-name="T3">31</text:span></text:span><text:span text:style-name="T2"> et dimidiam partem Galaad, et Astaroth, et Edrai, urbes regni Og in Basan: filiis Machir, filii Manasse, dimidiæ parti filiorum Machir juxta cognationes suas. </text:span><text:span text:style-name="vn1"><text:span text:style-name="T3">32</text:span></text:span><text:span text:style-name="T2"> Hanc possessionem divisit Moyses in campestribus Moab trans Jordanem contra Jericho ad orientalem plagam. </text:span><text:span text:style-name="vn1"><text:span text:style-name="T3">33</text:span></text:span><text:span text:style-name="T2"> Tribui autem Levi non dedit possessionem: quoniam Dominus Deus Israël ipse est possessio ejus, ut locutus est illi. </text:span></text:p>
      </text:section>
      <text:section text:style-name="Sect1" text:name="Section13">
        <text:h text:style-name="P3" text:outline-level="1" loext:marker-style-name="T1"><text:span text:style-name="chapter-num"><text:span text:style-name="T4">Josue XIV</text:span></text:span><text:span text:style-name="T4"/></text:h>
        <text:p text:style-name="P2" loext:marker-style-name="T2"><text:span text:style-name="vn1"><text:span text:style-name="T3">1</text:span></text:span><text:span text:style-name="T2"> Hoc est quod possederunt filii Israël in terra Chanaan, quam dederunt eis Eleazar sacerdos, et Josue filius Nun, et principes familiarum per tribus Israël: </text:span><text:span text:style-name="vn1"><text:span text:style-name="T3">2</text:span></text:span><text:span text:style-name="T2"> sorte omnia dividentes, sicut præceperat Dominus in manu Moysi, novem tribubus, et dimidiæ tribui. </text:span><text:soft-page-break/><text:span text:style-name="vn1"><text:span text:style-name="T3">3</text:span></text:span><text:span text:style-name="T2"> Duabus enim tribubus, et dimidiæ, dederat Moyses trans Jordanem possessionem: absque Levitis, qui nihil terræ acceperunt inter fratres suos: </text:span><text:span text:style-name="vn1"><text:span text:style-name="T3">4</text:span></text:span><text:span text:style-name="T2"> sed in eorum successerunt locum filii Joseph in duas divisi tribus, Manasse et Ephraim: nec acceperunt Levitæ aliam in terra partem, nisi urbes ad habitandum, et suburbana earum ad alenda jumenta et pecora sua. </text:span><text:span text:style-name="vn1"><text:span text:style-name="T3">5</text:span></text:span><text:span text:style-name="T2"> Sicut præceperat Dominus Moysi, ita fecerunt filii Israël, et diviserunt terram.</text:span></text:p>
        <text:p text:style-name="P2" loext:marker-style-name="T2"><text:span text:style-name="vn1"><text:span text:style-name="T3">6</text:span></text:span><text:span text:style-name="T2"> Accesserunt itaque filii Juda ad Josue in Galgala, locutusque est ad eum Caleb filius Jephone Cenezæus: Nosti quid locutus sit Dominus ad Moysen hominem Dei de me et te in Cadesbarne. </text:span><text:span text:style-name="vn1"><text:span text:style-name="T3">7</text:span></text:span><text:span text:style-name="T2"> Quadraginta annorum eram quando misit me Moyses famulus Domini de Cadesbarne, ut considerarem terram, nuntiavique ei quod mihi verum videbatur. </text:span><text:span text:style-name="vn1"><text:span text:style-name="T3">8</text:span></text:span><text:span text:style-name="T2"> Fratres autem mei, qui ascenderant mecum, dissolverunt cor populi: et nihilominus ego secutus sum Dominum Deum meum. </text:span><text:span text:style-name="vn1"><text:span text:style-name="T3">9</text:span></text:span><text:span text:style-name="T2"> Juravitque Moyses in die illo, dicens: Terra, quam calcavit pes tuus, erit possessio tua, et filiorum tuorum in æternum: quia secutus es Dominum Deum meum. </text:span><text:span text:style-name="vn1"><text:span text:style-name="T3">10</text:span></text:span><text:span text:style-name="T2"> Concessit ergo Dominus vitam mihi, sicut pollicitus est, usque in præsentem diem. Quadraginta et quinque anni sunt, ex quo locutus est Dominus verbum istud ad Moysen, quando ambulabat Israël per solitudinem: hodie octoginta quinque annorum sum, </text:span><text:span text:style-name="vn1"><text:span text:style-name="T3">11</text:span></text:span><text:span text:style-name="T2"> sic valens ut eo valebam tempore quando ad explorandum missus sum: illius in me temporis fortitudo usque hodie perseverat, tam ad bellandum quam ad gradiendum. </text:span><text:span text:style-name="vn1"><text:span text:style-name="T3">12</text:span></text:span><text:span text:style-name="T2"> Da ergo mihi montem istum, quem pollicitus est Dominus, te quoque audiente, in quo Enacim sunt, et urbes magnæ atque munitæ: si forte sit Dominus mecum, et potuero delere eos, sicut promisit mihi. </text:span><text:span text:style-name="vn1"><text:span text:style-name="T3">13</text:span></text:span><text:span text:style-name="T2"> Benedixitque ei Josue, et tradidit ei Hebron in possessionem: </text:span><text:span text:style-name="vn1"><text:span text:style-name="T3">14</text:span></text:span><text:span text:style-name="T2"> atque ex eo fuit Hebron Caleb filio Jephone Cenezæo usque in præsentem diem, quia secutus est Dominum Deum Israël. </text:span><text:span text:style-name="vn1"><text:span text:style-name="T3">15</text:span></text:span><text:span text:style-name="T2"> Nomen Hebron ante vocabatur Cariath Arbe: Adam maximus ibi inter Enacim situs est: et terra cessavit a præliis. </text:span></text:p>
      </text:section>
      <text:section text:style-name="Sect1" text:name="Section14">
        <text:h text:style-name="P3" text:outline-level="1" loext:marker-style-name="T1"><text:span text:style-name="chapter-num"><text:span text:style-name="T4">Josue XV</text:span></text:span><text:span text:style-name="T4"/></text:h>
        <text:p text:style-name="P2" loext:marker-style-name="T2"><text:span text:style-name="vn1"><text:span text:style-name="T3">1</text:span></text:span><text:span text:style-name="T2"> Igitur sors filiorum Judæ per cognationes suas ista fuit: a termino Edom, desertum Sin, contra meridiem, et usque ad extremam partem australis plagæ. </text:span><text:span text:style-name="vn1"><text:span text:style-name="T3">2</text:span></text:span><text:span text:style-name="T2"> Initium ejus a summitate maris salsissimi, et a lingua ejus, quæ respicit meridiem. </text:span><text:span text:style-name="vn1"><text:span text:style-name="T3">3</text:span></text:span><text:span text:style-name="T2"> Egrediturque contra ascensum Scorpionis, et pertransit in Sina: ascenditque in Cadesbarne, et pervenit in Esron, ascendens ad Addar, et circuiens Carcaa, </text:span><text:span text:style-name="vn1"><text:span text:style-name="T3">4</text:span></text:span><text:span text:style-name="T2"> atque inde pertransiens in Asemona, et perveniens ad torrentem Ægypti: eruntque termini ejus mare magnum. Hic erit finis meridianæ plagæ. </text:span><text:span text:style-name="vn1"><text:span text:style-name="T3">5</text:span></text:span><text:span text:style-name="T2"> Ab oriente vero erit initium, mare salsissimum usque ad extrema Jordanis: et ea quæ respiciunt ad aquilonem, a lingua maris usque ad eumdem Jordanis fluvium. </text:span><text:span text:style-name="vn1"><text:span text:style-name="T3">6</text:span></text:span><text:span text:style-name="T2"> Ascenditque terminus in Beth Hagla, et transit ab aquilone in Beth Araba, ascendens ad lapidem Boën filii Ruben: </text:span><text:span text:style-name="vn1"><text:span text:style-name="T3">7</text:span></text:span><text:span text:style-name="T2"> et tendens usque ad terminos Debera de valle Achor, contra aquilonem respiciens Galgala, quæ est ex adverso ascensionis Adommim, ab australi parte torrentis: transitque aquas, quæ vocantur fons solis: et erunt exitus ejus ad fontem Rogel. </text:span><text:span text:style-name="vn1"><text:span text:style-name="T3">8</text:span></text:span><text:span text:style-name="T2"> Ascenditque per convallem filii Ennom ex latere Jebusæi ad meridiem, hæc est Jerusalem: et inde se erigens ad verticem montis, qui est contra Geennom ad occidentem in summitate vallis Raphaim contra aquilonem: </text:span><text:span text:style-name="vn1"><text:span text:style-name="T3">9</text:span></text:span><text:span text:style-name="T2"> pertransitque a vertice montis usque ad fontem aquæ Nephtoa: et pervenit usque ad vicos montis Ephron: inclinaturque in Baala, quæ est </text:span><text:soft-page-break/><text:span text:style-name="T2">Cariathiarim, id est, urbs silvarum. </text:span><text:span text:style-name="vn1"><text:span text:style-name="T3">10</text:span></text:span><text:span text:style-name="T2"> Et circuit de Baala contra occidentem, usque ad montem Seir: transitque juxta latus montis Jarim ad aquilonem in Cheslon: et descendit in Bethsames, transitque in Thamna. </text:span><text:span text:style-name="vn1"><text:span text:style-name="T3">11</text:span></text:span><text:span text:style-name="T2"> Et pervenit contra aquilonem partis Accaron ex latere: inclinaturque Sechrona, et transit montem Baala: pervenitque in Jebneel, et magni maris contra occidentem fine concluditur. </text:span><text:span text:style-name="vn1"><text:span text:style-name="T3">12</text:span></text:span><text:span text:style-name="T2"> Hi sunt termini filiorum Juda per circuitum in cognationibus suis.</text:span></text:p>
        <text:p text:style-name="P2" loext:marker-style-name="T2"><text:span text:style-name="vn1"><text:span text:style-name="T3">13</text:span></text:span><text:span text:style-name="T2"> Caleb vero filio Jephone dedit partem in medio filiorum Juda, sicut præceperat ei Dominus: Cariath Arbe patris Enac, ipsa est Hebron. </text:span><text:span text:style-name="vn1"><text:span text:style-name="T3">14</text:span></text:span><text:span text:style-name="T2"> Delevitque ex ea Caleb tres filios Enac, Sesai et Ahiman et Tholmai de stirpe Enac. </text:span><text:span text:style-name="vn1"><text:span text:style-name="T3">15</text:span></text:span><text:span text:style-name="T2"> Atque inde conscendens venit ad habitatores Dabir, quæ prius vocabatur Cariath Sepher, id est, civitas litterarum. </text:span><text:span text:style-name="vn1"><text:span text:style-name="T3">16</text:span></text:span><text:span text:style-name="T2"> Dixitque Caleb: Qui percusserit Cariath Sepher, et ceperit eam, dabo ei Axam filiam meam uxorem. </text:span><text:span text:style-name="vn1"><text:span text:style-name="T3">17</text:span></text:span><text:span text:style-name="T2"> Cepitque eam Othoniel filius Cenez frater Caleb junior: deditque ei Axam filiam suam uxorem. </text:span><text:span text:style-name="vn1"><text:span text:style-name="T3">18</text:span></text:span><text:span text:style-name="T2"> Quæ, cum pergerent simul, suasa est a viro suo ut peteret a patre suo agrum. Suspiravitque ut sedebat in asino: cui Caleb: Quid habes? inquit. </text:span><text:span text:style-name="vn1"><text:span text:style-name="T3">19</text:span></text:span><text:span text:style-name="T2"> At illa respondit: Da mihi benedictionem: terram australem et arentem dedisti mihi; junge et irriguam. Dedit itaque ei Caleb irriguum superius et inferius.</text:span></text:p>
        <text:p text:style-name="P2" loext:marker-style-name="T2"><text:span text:style-name="vn1"><text:span text:style-name="T3">20</text:span></text:span><text:span text:style-name="T2"> Hæc est possessio tribus filiorum Juda per cognationes suas. </text:span><text:span text:style-name="vn1"><text:span text:style-name="T3">21</text:span></text:span><text:span text:style-name="T2"> Erantque civitates ab extremis partibus filiorum Juda juxta terminos Edom a meridie: Cabseel et Eder et Jagur, </text:span><text:span text:style-name="vn1"><text:span text:style-name="T3">22</text:span></text:span><text:span text:style-name="T2"> et Cyna et Dimona et Adada, </text:span><text:span text:style-name="vn1"><text:span text:style-name="T3">23</text:span></text:span><text:span text:style-name="T2"> et Cades et Asor et Jethnam, </text:span><text:span text:style-name="vn1"><text:span text:style-name="T3">24</text:span></text:span><text:span text:style-name="T2"> Ziph et Telem et Baloth, </text:span><text:span text:style-name="vn1"><text:span text:style-name="T3">25</text:span></text:span><text:span text:style-name="T2"> Asor nova et Carioth, Hesron, hæc est Asor; </text:span><text:span text:style-name="vn1"><text:span text:style-name="T3">26</text:span></text:span><text:span text:style-name="T2"> Amam, Sama, et Molada, </text:span><text:span text:style-name="vn1"><text:span text:style-name="T3">27</text:span></text:span><text:span text:style-name="T2"> et Asergadda et Hassemon et Bethphelet, </text:span><text:span text:style-name="vn1"><text:span text:style-name="T3">28</text:span></text:span><text:span text:style-name="T2"> et Hasersual et Bersabee et Baziothia, </text:span><text:span text:style-name="vn1"><text:span text:style-name="T3">29</text:span></text:span><text:span text:style-name="T2"> et Baala et Jim et Esem, </text:span><text:span text:style-name="vn1"><text:span text:style-name="T3">30</text:span></text:span><text:span text:style-name="T2"> et Eltholad et Cesil et Harma, </text:span><text:span text:style-name="vn1"><text:span text:style-name="T3">31</text:span></text:span><text:span text:style-name="T2"> et Siceleg et Medemena et Sensenna, </text:span><text:span text:style-name="vn1"><text:span text:style-name="T3">32</text:span></text:span><text:span text:style-name="T2"> Lebaoth et Selim et Aën et Remon. Omnes civitates viginti novem, et villæ earum. </text:span><text:span text:style-name="vn1"><text:span text:style-name="T3">33</text:span></text:span><text:span text:style-name="T2"> In campestribus vero: Estaol et Sarea et Asena, </text:span><text:span text:style-name="vn1"><text:span text:style-name="T3">34</text:span></text:span><text:span text:style-name="T2"> et Zanoë et Ængannim et Taphua et Enaim, </text:span><text:span text:style-name="vn1"><text:span text:style-name="T3">35</text:span></text:span><text:span text:style-name="T2"> et Jerimoth et Adullam, Socho et Azeca, </text:span><text:span text:style-name="vn1"><text:span text:style-name="T3">36</text:span></text:span><text:span text:style-name="T2"> et Saraim et Adithaim et Gedera et Gederothaim: urbes quatuordecim, et villæ earum. </text:span><text:span text:style-name="vn1"><text:span text:style-name="T3">37</text:span></text:span><text:span text:style-name="T2"> Sanan et Hadassa et Magdalgad, </text:span><text:span text:style-name="vn1"><text:span text:style-name="T3">38</text:span></text:span><text:span text:style-name="T2"> Delean et Masepha et Jecthel, </text:span><text:span text:style-name="vn1"><text:span text:style-name="T3">39</text:span></text:span><text:span text:style-name="T2"> Lachis et Bascath et Eglon, </text:span><text:span text:style-name="vn1"><text:span text:style-name="T3">40</text:span></text:span><text:span text:style-name="T2"> Chebbon et Leheman et Cethlis, </text:span><text:span text:style-name="vn1"><text:span text:style-name="T3">41</text:span></text:span><text:span text:style-name="T2"> et Gideroth et Bethdagon et Naama et Maceda: civitates sedecim, et villæ earum. </text:span><text:span text:style-name="vn1"><text:span text:style-name="T3">42</text:span></text:span><text:span text:style-name="T2"> Labana et Ether et Asan, </text:span><text:span text:style-name="vn1"><text:span text:style-name="T3">43</text:span></text:span><text:span text:style-name="T2"> Jephtha et Esna et Nesib, </text:span><text:span text:style-name="vn1"><text:span text:style-name="T3">44</text:span></text:span><text:span text:style-name="T2"> et Ceila et Achzib et Maresa: civitates novem, et villæ earum. </text:span><text:span text:style-name="vn1"><text:span text:style-name="T3">45</text:span></text:span><text:span text:style-name="T2"> Accaron cum vicis et villulis suis. </text:span><text:span text:style-name="vn1"><text:span text:style-name="T3">46</text:span></text:span><text:span text:style-name="T2"> Ab Accaron usque ad mare: omnia quæ vergunt ad Azotum et viculos ejus. </text:span><text:span text:style-name="vn1"><text:span text:style-name="T3">47</text:span></text:span><text:span text:style-name="T2"> Azotus cum vicis et villulis suis. Gaza cum vicis et villulis suis, usque ad torrentem Ægypti, et mare magnum terminus ejus. </text:span><text:span text:style-name="vn1"><text:span text:style-name="T3">48</text:span></text:span><text:span text:style-name="T2"> Et in monte: Samir et Jether et Socoth </text:span><text:span text:style-name="vn1"><text:span text:style-name="T3">49</text:span></text:span><text:span text:style-name="T2"> et Danna et Cariathsenna, hæc est Dabir: </text:span><text:span text:style-name="vn1"><text:span text:style-name="T3">50</text:span></text:span><text:span text:style-name="T2"> Anab et Istemo et Anim, </text:span><text:span text:style-name="vn1"><text:span text:style-name="T3">51</text:span></text:span><text:span text:style-name="T2"> Gosen et Olon et Gilo: civitates undecim et villæ earum. </text:span><text:span text:style-name="vn1"><text:span text:style-name="T3">52</text:span></text:span><text:span text:style-name="T2"> Arab et Ruma et Esaan, </text:span><text:span text:style-name="vn1"><text:span text:style-name="T3">53</text:span></text:span><text:span text:style-name="T2"> et Janum et Beththaphua et Apheca, </text:span><text:span text:style-name="vn1"><text:span text:style-name="T3">54</text:span></text:span><text:span text:style-name="T2"> Athmatha, et Cariath Arbe, hæc est Hebron, et Sior: civitates novem, et villæ earum. </text:span><text:span text:style-name="vn1"><text:span text:style-name="T3">55</text:span></text:span><text:span text:style-name="T2"> Maon et Carmel et Ziph et Jota, </text:span><text:span text:style-name="vn1"><text:span text:style-name="T3">56</text:span></text:span><text:span text:style-name="T2"> Jezraël et Jucadam et Zanoë, </text:span><text:span text:style-name="vn1"><text:span text:style-name="T3">57</text:span></text:span><text:span text:style-name="T2"> Accain, Gabaa et Thamna: civitates decem et villæ earum. </text:span><text:span text:style-name="vn1"><text:span text:style-name="T3">58</text:span></text:span><text:span text:style-name="T2"> Halhul, et Besur, et Gedor, </text:span><text:span text:style-name="vn1"><text:span text:style-name="T3">59</text:span></text:span><text:span text:style-name="T2"> Mareth, et Bethanoth, et Eltecon: civitates sex et villæ earum. </text:span><text:span text:style-name="vn1"><text:span text:style-name="T3">60</text:span></text:span><text:span text:style-name="T2"> Cariathbaal, hæc est Cariathiarim urbs silvarum, et Arebba: civitates duæ, et villæ earum. </text:span><text:span text:style-name="vn1"><text:span text:style-name="T3">61</text:span></text:span><text:span text:style-name="T2"> In deserto Betharaba, Meddin, et Sachacha, </text:span><text:span text:style-name="vn1"><text:span text:style-name="T3">62</text:span></text:span><text:span text:style-name="T2"> et Nebsan, et civitas salis, et Engaddi: civitates sex, et villæ earum. </text:span><text:span text:style-name="vn1"><text:span text:style-name="T3">63</text:span></text:span><text:span text:style-name="T2"> Jebusæum </text:span><text:soft-page-break/><text:span text:style-name="T2">autem habitatorem Jerusalem non potuerunt filii Juda delere: habitavitque Jebusæus cum filiis Juda in Jerusalem usque in præsentem diem. </text:span></text:p>
      </text:section>
      <text:section text:style-name="Sect1" text:name="Section15">
        <text:h text:style-name="P3" text:outline-level="1" loext:marker-style-name="T1"><text:span text:style-name="chapter-num"><text:span text:style-name="T4">Josue XVI</text:span></text:span><text:span text:style-name="T4"/></text:h>
        <text:p text:style-name="P2" loext:marker-style-name="T2"><text:span text:style-name="vn1"><text:span text:style-name="T3">1</text:span></text:span><text:span text:style-name="T2"> Cecidit quoque sors filiorum Joseph ab Jordane contra Jericho et aquas ejus ab oriente: solitudo quæ ascendit de Jericho ad montem Bethel: </text:span><text:span text:style-name="vn1"><text:span text:style-name="T3">2</text:span></text:span><text:span text:style-name="T2"> et egreditur de Bethel Luza: transitque terminum Archi, Ataroth: </text:span><text:span text:style-name="vn1"><text:span text:style-name="T3">3</text:span></text:span><text:span text:style-name="T2"> et descendit ad occidentem juxta terminum Jephleti, usque ad terminos Beth-horon inferioris, et Gazer: finiunturque regiones ejus mari magno: </text:span><text:span text:style-name="vn1"><text:span text:style-name="T3">4</text:span></text:span><text:span text:style-name="T2"> possederuntque filii Joseph, Manasses et Ephraim.</text:span></text:p>
        <text:p text:style-name="P2" loext:marker-style-name="T2"><text:span text:style-name="vn1"><text:span text:style-name="T3">5</text:span></text:span><text:span text:style-name="T2"> Et factus est terminus filiorum Ephraim per cognationes suas: et possessio eorum contra orientem Ataroth Addar usque Beth-horon superiorem. </text:span><text:span text:style-name="vn1"><text:span text:style-name="T3">6</text:span></text:span><text:span text:style-name="T2"> Egrediunturque confinia in mare: Machmethath vero aquilonem respicit, et circuit terminos contra orientem in Thanathselo: et pertransit ab oriente Janoë. </text:span><text:span text:style-name="vn1"><text:span text:style-name="T3">7</text:span></text:span><text:span text:style-name="T2"> Descenditque de Janoë in Ataroth et Naaratha: et pervenit in Jericho, egrediturque ad Jordanem. </text:span><text:span text:style-name="vn1"><text:span text:style-name="T3">8</text:span></text:span><text:span text:style-name="T2"> De Taphua pertransit contra mare in vallem arundineti, suntque egressus ejus in mare salsissimum. Hæc est possessio tribus filiorum Ephraim per familias suas. </text:span><text:span text:style-name="vn1"><text:span text:style-name="T3">9</text:span></text:span><text:span text:style-name="T2"> Urbesque separatæ sunt filiis Ephraim in medio possessionis filiorum Manasse, et villæ earum. </text:span><text:span text:style-name="vn1"><text:span text:style-name="T3">10</text:span></text:span><text:span text:style-name="T2"> Et non interfecerunt filii Ephraim Chananæum, qui habitabat in Gazer: habitavitque Chananæus in medio Ephraim usque in diem hanc tributarius. </text:span></text:p>
      </text:section>
      <text:section text:style-name="Sect1" text:name="Section16">
        <text:h text:style-name="P3" text:outline-level="1" loext:marker-style-name="T1"><text:span text:style-name="chapter-num"><text:span text:style-name="T4">Josue XVII</text:span></text:span><text:span text:style-name="T4"/></text:h>
        <text:p text:style-name="P2" loext:marker-style-name="T2"><text:span text:style-name="vn1"><text:span text:style-name="T3">1</text:span></text:span><text:span text:style-name="T2"> Cecidit autem sors tribui Manasse (ipse enim est primogenitus Joseph): Machir primogenito Manasse patri Galaad, qui fuit vir pugnator, habuitque possessionem Galaad et Basan: </text:span><text:span text:style-name="vn1"><text:span text:style-name="T3">2</text:span></text:span><text:span text:style-name="T2"> et reliquis filiorum Manasse juxta familias suas, filiis Abiezer, et filiis Helec, et filiis Esriel, et filiis Sechem, et filiis Hepher, et filiis Semida. Isti sunt filii Manasse filii Joseph, mares, per cognationes suas.</text:span></text:p>
        <text:p text:style-name="P2" loext:marker-style-name="T2"><text:span text:style-name="vn1"><text:span text:style-name="T3">3</text:span></text:span><text:span text:style-name="T2"> Salphaad vero filio Hepher filii Galaad filii Machir filii Manasse non erant filii, sed solæ filiæ: quarum ista sunt nomina: Maala et Noa et Hegla et Melcha et Thersa. </text:span><text:span text:style-name="vn1"><text:span text:style-name="T3">4</text:span></text:span><text:span text:style-name="T2"> Veneruntque in conspectu Eleazari sacerdotis, et Josue filii Nun, et principum, dicentes: Dominus præcepit per manum Moysi, ut daretur nobis possessio in medio fratrum nostrorum. Deditque eis juxta imperium Domini possessionem in medio fratrum patris earum. </text:span><text:span text:style-name="vn1"><text:span text:style-name="T3">5</text:span></text:span><text:span text:style-name="T2"> Et ceciderunt funiculi Manasse, decem, absque terra Galaad et Basan trans Jordanem. </text:span><text:span text:style-name="vn1"><text:span text:style-name="T3">6</text:span></text:span><text:span text:style-name="T2"> Filiæ enim Manasse possederunt hæreditatem in medio filiorum ejus. Terra autem Galaad cecidit in sortem filiorum Manasse qui reliqui erant. </text:span><text:span text:style-name="vn1"><text:span text:style-name="T3">7</text:span></text:span><text:span text:style-name="T2"> Fuitque terminus Manasse ab Aser, Machmethath quæ respicit Sichem: et egreditur ad dexteram juxta habitatores fontis Taphuæ. </text:span><text:span text:style-name="vn1"><text:span text:style-name="T3">8</text:span></text:span><text:span text:style-name="T2"> Etenim in sorte Manasse ceciderat terra Taphuæ, quæ est juxta terminos Manasse filiorum Ephraim. </text:span><text:span text:style-name="vn1"><text:span text:style-name="T3">9</text:span></text:span><text:span text:style-name="T2"> Descenditque terminus vallis arundineti in meridiem torrentis civitatum Ephraim, quæ in medio sunt urbium Manasse: terminus Manasse ab aquilone torrentis, et exitus ejus pergit ad mare: </text:span><text:span text:style-name="vn1"><text:span text:style-name="T3">10</text:span></text:span><text:span text:style-name="T2"> ita ut possessio Ephraim sit ab austro, et ab aquilone Manasse, et </text:span><text:soft-page-break/><text:span text:style-name="T2">utramque claudat mare, et conjungantur sibi in tribu Aser ab aquilone, et in tribu Issachar ab oriente. </text:span><text:span text:style-name="vn1"><text:span text:style-name="T3">11</text:span></text:span><text:span text:style-name="T2"> Fuitque hæreditas Manasse in Issachar et in Aser, Bethsan et viculi ejus, et Jeblaam cum viculis suis, et habitatores Dor cum oppidis suis, habitatores quoque Endor cum viculis suis: similiterque habitatores Thenac cum viculis suis, et habitatores Mageddo cum viculis suis, et tertia pars urbis Nopheth. </text:span><text:span text:style-name="vn1"><text:span text:style-name="T3">12</text:span></text:span><text:span text:style-name="T2"> Nec potuerunt filii Manasse has civitates subvertere, sed cœpit Chananæus habitare in terra sua. </text:span><text:span text:style-name="vn1"><text:span text:style-name="T3">13</text:span></text:span><text:span text:style-name="T2"> Postquam autem convaluerunt filii Israël, subjecerunt Chananæos, et fecerunt sibi tributarios, nec interfecerunt eos.</text:span></text:p>
        <text:p text:style-name="P2" loext:marker-style-name="T2"><text:span text:style-name="vn1"><text:span text:style-name="T3">14</text:span></text:span><text:span text:style-name="T2"> Locutique sunt filii Joseph ad Josue, et dixerunt: Quare dedisti mihi possessionem sortis et funiculi unius, cum sim tantæ multitudinis, et benedixerit mihi Dominus? </text:span><text:span text:style-name="vn1"><text:span text:style-name="T3">15</text:span></text:span><text:span text:style-name="T2"> Ad quos Josue ait: Si populus multus es, ascende in silvam, et succide tibi spatia in terra Pherezæi et Raphaim: quia angusta est tibi possessio montis Ephraim. </text:span><text:span text:style-name="vn1"><text:span text:style-name="T3">16</text:span></text:span><text:span text:style-name="T2"> Cui responderunt filii Joseph: Non poterimus ad montana conscendere, cum ferreis curribus utantur Chananæi, qui habitant in terra campestri, in qua sitæ sunt Bethsan cum viculis suis, et Jezraël mediam possidens vallem. </text:span><text:span text:style-name="vn1"><text:span text:style-name="T3">17</text:span></text:span><text:span text:style-name="T2"> Dixitque Josue ad domum Joseph, Ephraim et Manasse: Populus multus es, et magnæ fortitudinis: non habebis sortem unam, </text:span><text:span text:style-name="vn1"><text:span text:style-name="T3">18</text:span></text:span><text:span text:style-name="T2"> sed transibis ad montem, et succides tibi, atque purgabis ad habitandum spatia: et poteris ultra procedere cum subverteris Chananæum, quem dicis ferreos habere currus, et esse fortissimum. </text:span></text:p>
      </text:section>
      <text:section text:style-name="Sect1" text:name="Section17">
        <text:h text:style-name="P3" text:outline-level="1" loext:marker-style-name="T1"><text:span text:style-name="chapter-num"><text:span text:style-name="T4">Josue XVIII</text:span></text:span><text:span text:style-name="T4"/></text:h>
        <text:p text:style-name="P2" loext:marker-style-name="T2"><text:span text:style-name="vn1"><text:span text:style-name="T3">1</text:span></text:span><text:span text:style-name="T2"> Congregatique sunt omnes filii Israël in Silo, ibique fixerunt tabernaculum testimonii, et fuit eis terra subjecta. </text:span><text:span text:style-name="vn1"><text:span text:style-name="T3">2</text:span></text:span><text:span text:style-name="T2"> Remanserant autem filiorum Israël septem tribus, quæ necdum acceperant possessiones suas. </text:span><text:span text:style-name="vn1"><text:span text:style-name="T3">3</text:span></text:span><text:span text:style-name="T2"> Ad quos Josue ait: Usquequo marcetis ignavia, et non intratis ad possidendam terram, quam Dominus Deus patrum vestrorum dedit vobis? </text:span><text:span text:style-name="vn1"><text:span text:style-name="T3">4</text:span></text:span><text:span text:style-name="T2"> Eligite de singulis tribubus ternos viros, ut mittam eos, et pergant atque circumeant terram, et describant eam juxta numerum uniuscujusque multitudinis: referantque ad me quod descripserint. </text:span><text:span text:style-name="vn1"><text:span text:style-name="T3">5</text:span></text:span><text:span text:style-name="T2"> Dividite vobis terram in septem partes: Judas sit in terminis suis ab australi plaga, et domus Joseph ab aquilone. </text:span><text:span text:style-name="vn1"><text:span text:style-name="T3">6</text:span></text:span><text:span text:style-name="T2"> Mediam inter hos terram in septem partes describite: et huc venietis ad me, ut coram Domino Deo vestro mittam vobis hic sortem: </text:span><text:span text:style-name="vn1"><text:span text:style-name="T3">7</text:span></text:span><text:span text:style-name="T2"> quia non est inter vos pars Levitarum, sed sacerdotium Domini est eorum hæreditas. Gad autem et Ruben, et dimidia tribus Manasse, jam acceperant possessiones suas trans Jordanem ad orientalem plagam, quas dedit eis Moyses famulus Domini. </text:span><text:span text:style-name="vn1"><text:span text:style-name="T3">8</text:span></text:span><text:span text:style-name="T2"> Cumque surrexissent viri, ut pergerent ad describendam terram, præcepit eis Josue, dicens: Circuite terram, et describite eam, ac revertimini ad me: ut hic coram Domino, in Silo, mittam vobis sortem. </text:span><text:span text:style-name="vn1"><text:span text:style-name="T3">9</text:span></text:span><text:span text:style-name="T2"> Itaque perrexerunt: et lustrantes eam, in septem partes diviserunt, scribentes in volumine. Reversique sunt ad Josue in castra Silo. </text:span><text:span text:style-name="vn1"><text:span text:style-name="T3">10</text:span></text:span><text:span text:style-name="T2"> Qui misit sortes coram Domino in Silo, divisitque terram filiis Israël in septem partes.</text:span></text:p>
        <text:p text:style-name="P2" loext:marker-style-name="T2"><text:span text:style-name="vn1"><text:span text:style-name="T3">11</text:span></text:span><text:span text:style-name="T2"> Et ascendit sors prima filiorum Benjamin per familias suas, ut possiderent terram inter filios Juda et filios Joseph. </text:span><text:span text:style-name="vn1"><text:span text:style-name="T3">12</text:span></text:span><text:span text:style-name="T2"> Fuitque terminus eorum contra aquilonem a Jordane: pergens juxta latus Jericho septentrionalis plagæ, et inde contra occidentem ad montana conscendens et perveniens ad solitudinem Bethaven, </text:span><text:span text:style-name="vn1"><text:span text:style-name="T3">13</text:span></text:span><text:span text:style-name="T2"> atque pertransiens juxta Luzam ad meridiem, ipsa est Bethel: descenditque in </text:span><text:soft-page-break/><text:span text:style-name="T2">Ataroth Addar, in montem qui est ad meridiem Beth-horon inferioris: </text:span><text:span text:style-name="vn1"><text:span text:style-name="T3">14</text:span></text:span><text:span text:style-name="T2"> et inclinatur circuiens contra mare ad meridiem montis qui respicit Beth-horon contra Africum: suntque exitus ejus in Cariath-baal, quæ vocatur et Cariathiarim, urbem filiorum Juda. Hæc est plaga contra mare, ad occidentem. </text:span><text:span text:style-name="vn1"><text:span text:style-name="T3">15</text:span></text:span><text:span text:style-name="T2"> A meridie autem ex parte Cariathiarim egreditur terminus contra mare, et pervenit usque ad fontem aquarum Nephtoa. </text:span><text:span text:style-name="vn1"><text:span text:style-name="T3">16</text:span></text:span><text:span text:style-name="T2"> Descenditque in partem montis, qui respicit vallem filiorum Ennom: et est contra septentrionalem plagam in extrema parte vallis Raphaim. Descenditque in Geennom (id est, vallem Ennom) juxta latus Jebusæi ad austrum: et pervenit ad fontem Rogel, </text:span><text:span text:style-name="vn1"><text:span text:style-name="T3">17</text:span></text:span><text:span text:style-name="T2"> transiens ad aquilonem, et egrediens ad Ensemes, id est, fontem solis: </text:span><text:span text:style-name="vn1"><text:span text:style-name="T3">18</text:span></text:span><text:span text:style-name="T2"> et pertransit usque ad tumulos, qui sunt e regione ascensus Adommim: descenditque ad Abenboën, id est, lapidem Boën filii Ruben: et pertransit ex latere aquilonis ad campestria: descenditque in planitiem, </text:span><text:span text:style-name="vn1"><text:span text:style-name="T3">19</text:span></text:span><text:span text:style-name="T2"> et prætergreditur contra aquilonem Beth Hagla: suntque exitus ejus contra linguam maris salsissimi ab aquilone in fine Jordanis ad australem plagam: </text:span><text:span text:style-name="vn1"><text:span text:style-name="T3">20</text:span></text:span><text:span text:style-name="T2"> qui est terminus illius ab oriente. Hæc est possessio filiorum Benjamin per terminos suos in circuitu, et familias suas.</text:span></text:p>
        <text:p text:style-name="P2" loext:marker-style-name="T2"><text:span text:style-name="vn1"><text:span text:style-name="T3">21</text:span></text:span><text:span text:style-name="T2"> Fueruntque civitates ejus, Jericho et Beth Hagla et vallis Casis, </text:span><text:span text:style-name="vn1"><text:span text:style-name="T3">22</text:span></text:span><text:span text:style-name="T2"> Beth Araba et Samaraim et Bethel </text:span><text:span text:style-name="vn1"><text:span text:style-name="T3">23</text:span></text:span><text:span text:style-name="T2"> et Avim et Aphara et Ophera, </text:span><text:span text:style-name="vn1"><text:span text:style-name="T3">24</text:span></text:span><text:span text:style-name="T2"> villa Emona et Ophni et Gabee: civitates duodecim, et villæ earum. </text:span><text:span text:style-name="vn1"><text:span text:style-name="T3">25</text:span></text:span><text:span text:style-name="T2"> Gabaon et Rama et Beroth, </text:span><text:span text:style-name="vn1"><text:span text:style-name="T3">26</text:span></text:span><text:span text:style-name="T2"> et Mesphe et Caphara, et Amosa </text:span><text:span text:style-name="vn1"><text:span text:style-name="T3">27</text:span></text:span><text:span text:style-name="T2"> et Recem, Jarephel et Tharela, </text:span><text:span text:style-name="vn1"><text:span text:style-name="T3">28</text:span></text:span><text:span text:style-name="T2"> et Sela, Eleph, et Jebus, quæ est Jerusalem, Gabaath et Cariath: civitates quatuordecim, et villæ earum. Hæc est possessio filiorum Benjamin juxta familias suas. </text:span></text:p>
      </text:section>
      <text:section text:style-name="Sect1" text:name="Section18">
        <text:h text:style-name="P3" text:outline-level="1" loext:marker-style-name="T1"><text:span text:style-name="chapter-num"><text:span text:style-name="T4">Josue XIX</text:span></text:span><text:span text:style-name="T4"/></text:h>
        <text:p text:style-name="P2" loext:marker-style-name="T2"><text:span text:style-name="vn1"><text:span text:style-name="T3">1</text:span></text:span><text:span text:style-name="T2"> Et egressa est sors secunda filiorum Simeon per cognationes suas: fuitque hæreditas </text:span><text:span text:style-name="vn1"><text:span text:style-name="T3">2</text:span></text:span><text:span text:style-name="T2"> eorum in medio possessionis filiorum Juda: Bersabee et Sabee et Molada </text:span><text:span text:style-name="vn1"><text:span text:style-name="T3">3</text:span></text:span><text:span text:style-name="T2"> et Hasersual, Bala et Asem </text:span><text:span text:style-name="vn1"><text:span text:style-name="T3">4</text:span></text:span><text:span text:style-name="T2"> et Eltholad, Bethul et Harma </text:span><text:span text:style-name="vn1"><text:span text:style-name="T3">5</text:span></text:span><text:span text:style-name="T2"> et Siceleg et Bethmarchaboth et Hasersusa </text:span><text:span text:style-name="vn1"><text:span text:style-name="T3">6</text:span></text:span><text:span text:style-name="T2"> et Bethlebaoth et Sarohen: civitates tredecim, et villæ earum. </text:span><text:span text:style-name="vn1"><text:span text:style-name="T3">7</text:span></text:span><text:span text:style-name="T2"> Ain et Remmon et Athar et Asan: civitates quatuor, et villæ earum: </text:span><text:span text:style-name="vn1"><text:span text:style-name="T3">8</text:span></text:span><text:span text:style-name="T2"> omnes viculi per circuitum urbium istarum usque ad Baalath Beer Ramath contra australem plagam. Hæc est hæreditas filiorum Simeon juxta cognationes suas, </text:span><text:span text:style-name="vn1"><text:span text:style-name="T3">9</text:span></text:span><text:span text:style-name="T2"> in possessione et funiculo filiorum Juda: quia major erat, et idcirco filii Simeon possederunt in medio hæreditatis eorum.</text:span></text:p>
        <text:p text:style-name="P2" loext:marker-style-name="T2"><text:span text:style-name="vn1"><text:span text:style-name="T3">10</text:span></text:span><text:span text:style-name="T2"> Ceciditque sors tertia filiorum Zabulon per cognationes suas: factus est terminus possessionis eorum usque Sarid. </text:span><text:span text:style-name="vn1"><text:span text:style-name="T3">11</text:span></text:span><text:span text:style-name="T2"> Ascenditque de mari et Merala, et pervenit in Debbaseth, usque ad torrentem qui est contra Jeconam. </text:span><text:span text:style-name="vn1"><text:span text:style-name="T3">12</text:span></text:span><text:span text:style-name="T2"> Et revertitur de Sared contra orientem in fines Ceseleththabor: et egreditur ad Dabereth, ascenditque contra Japhie. </text:span><text:span text:style-name="vn1"><text:span text:style-name="T3">13</text:span></text:span><text:span text:style-name="T2"> Et inde pertransit usque ad orientalem plagam Gethepher et Thacasin: et egreditur in Remmon, Amthar et Noa. </text:span><text:span text:style-name="vn1"><text:span text:style-name="T3">14</text:span></text:span><text:span text:style-name="T2"> Et circuit ad aquilonem Hanathon: suntque egressus ejus vallis Jephthaël, </text:span><text:span text:style-name="vn1"><text:span text:style-name="T3">15</text:span></text:span><text:span text:style-name="T2"> et Cateth et Naalol et Semeron et Jerala et Bethlehem: civitates duodecim, et villæ earum. </text:span><text:span text:style-name="vn1"><text:span text:style-name="T3">16</text:span></text:span><text:span text:style-name="T2"> Hæc est hæreditas tribus filiorum Zabulon per cognationes suas, urbes et viculi earum.</text:span></text:p>
        <text:p text:style-name="P2" loext:marker-style-name="T2"><text:soft-page-break/><text:span text:style-name="vn1"><text:span text:style-name="T3">17</text:span></text:span><text:span text:style-name="T2"> Issachar egressa est sors quarta per cognationes suas: </text:span><text:span text:style-name="vn1"><text:span text:style-name="T3">18</text:span></text:span><text:span text:style-name="T2"> fuitque ejus hæreditas Jezraël et Casaloth et Sunem </text:span><text:span text:style-name="vn1"><text:span text:style-name="T3">19</text:span></text:span><text:span text:style-name="T2"> et Hapharaim et Seon, et Anaharath </text:span><text:span text:style-name="vn1"><text:span text:style-name="T3">20</text:span></text:span><text:span text:style-name="T2"> et Rabboth et Cesion, Abes, </text:span><text:span text:style-name="vn1"><text:span text:style-name="T3">21</text:span></text:span><text:span text:style-name="T2"> et Rameth, et Engannim, et Enhadda et Bethpheses. </text:span><text:span text:style-name="vn1"><text:span text:style-name="T3">22</text:span></text:span><text:span text:style-name="T2"> Et pervenit terminus ejus usque Thabor et Sehesima et Bethsames, eruntque exitus ejus Jordanis: civitates sedecim, et villæ earum. </text:span><text:span text:style-name="vn1"><text:span text:style-name="T3">23</text:span></text:span><text:span text:style-name="T2"> Hæc est possessio filiorum Issachar per cognationes suas, urbes et viculi earum.</text:span></text:p>
        <text:p text:style-name="P2" loext:marker-style-name="T2"><text:span text:style-name="vn1"><text:span text:style-name="T3">24</text:span></text:span><text:span text:style-name="T2"> Ceciditque sors quinta tribui filiorum Aser per cognationes suas: </text:span><text:span text:style-name="vn1"><text:span text:style-name="T3">25</text:span></text:span><text:span text:style-name="T2"> fuitque terminus eorum Halcath et Chali et Beten et Axaph </text:span><text:span text:style-name="vn1"><text:span text:style-name="T3">26</text:span></text:span><text:span text:style-name="T2"> et Elmelech et Amaad et Messal: et pervenit usque ad Carmelum maris et Sihor et Labanath, </text:span><text:span text:style-name="vn1"><text:span text:style-name="T3">27</text:span></text:span><text:span text:style-name="T2"> ac revertitur contra orientem Bethdagon: et pertransit usque Zabulon et vallem Jephthaël contra aquilonem in Bethemec et Nehiel. Egrediturque ad lævam Cabul, </text:span><text:span text:style-name="vn1"><text:span text:style-name="T3">28</text:span></text:span><text:span text:style-name="T2"> et Abran et Rohob et Hamon et Cana, usque ad Sidonem magnam. </text:span><text:span text:style-name="vn1"><text:span text:style-name="T3">29</text:span></text:span><text:span text:style-name="T2"> Revertiturque in Horma usque ad civitatem munitissimam Tyrum, et usque Hosa: eruntque exitus ejus in mare de funiculo Achziba: </text:span><text:span text:style-name="vn1"><text:span text:style-name="T3">30</text:span></text:span><text:span text:style-name="T2"> et Amma et Aphec et Rohob: civitates viginti duæ, et villæ earum. </text:span><text:span text:style-name="vn1"><text:span text:style-name="T3">31</text:span></text:span><text:span text:style-name="T2"> Hæc est possessio filiorum Aser per cognationes suas, urbesque et viculi earum.</text:span></text:p>
        <text:p text:style-name="P2" loext:marker-style-name="T2"><text:span text:style-name="vn1"><text:span text:style-name="T3">32</text:span></text:span><text:span text:style-name="T2"> Filiorum Nephthali sexta sors cecidit per familias suas: </text:span><text:span text:style-name="vn1"><text:span text:style-name="T3">33</text:span></text:span><text:span text:style-name="T2"> et cœpit terminus de Heleph et Elon in Saananim, et Adami, quæ est Neceb, et Jebnaël usque Lecum: et egressus eorum usque ad Jordanem: </text:span><text:span text:style-name="vn1"><text:span text:style-name="T3">34</text:span></text:span><text:span text:style-name="T2"> revertiturque terminus contra occidentem in Azanotthabor, atque inde egreditur in Hucuca, et pertransit in Zabulon contra meridiem, et in Aser contra occidentem, et in Juda ad Jordanem contra ortum solis: </text:span><text:span text:style-name="vn1"><text:span text:style-name="T3">35</text:span></text:span><text:span text:style-name="T2"> civitates munitissimæ, Assedim, Ser, et Emath, et Reccath et Cenereth, </text:span><text:span text:style-name="vn1"><text:span text:style-name="T3">36</text:span></text:span><text:span text:style-name="T2"> et Edema et Arama, Asor </text:span><text:span text:style-name="vn1"><text:span text:style-name="T3">37</text:span></text:span><text:span text:style-name="T2"> et Cedes et Edrai, Enhasor, </text:span><text:span text:style-name="vn1"><text:span text:style-name="T3">38</text:span></text:span><text:span text:style-name="T2"> et Jeron et Magdalel, Horem et Bethanath et Bethsames: civitates decem et novem, et villæ earum. </text:span><text:span text:style-name="vn1"><text:span text:style-name="T3">39</text:span></text:span><text:span text:style-name="T2"> Hæc est possessio tribus filiorum Nephthali per cognationes suas, urbes et viculi earum.</text:span></text:p>
        <text:p text:style-name="P2" loext:marker-style-name="T2"><text:span text:style-name="vn1"><text:span text:style-name="T3">40</text:span></text:span><text:span text:style-name="T2"> Tribui filiorum Dan per familias suas egressa est sors septima: </text:span><text:span text:style-name="vn1"><text:span text:style-name="T3">41</text:span></text:span><text:span text:style-name="T2"> et fuit terminus possessionis ejus Sara et Esthaol, et Hirsemes, id est, civitas solis. </text:span><text:span text:style-name="vn1"><text:span text:style-name="T3">42</text:span></text:span><text:span text:style-name="T2"> Selebin et Ajalon et Jethela, </text:span><text:span text:style-name="vn1"><text:span text:style-name="T3">43</text:span></text:span><text:span text:style-name="T2"> Elon et Themna et Acron, </text:span><text:span text:style-name="vn1"><text:span text:style-name="T3">44</text:span></text:span><text:span text:style-name="T2"> Elthece, Gebbethon et Balaath, </text:span><text:span text:style-name="vn1"><text:span text:style-name="T3">45</text:span></text:span><text:span text:style-name="T2"> et Jud et Bane et Barach et Gethremmon: </text:span><text:span text:style-name="vn1"><text:span text:style-name="T3">46</text:span></text:span><text:span text:style-name="T2"> et Mejarcon et Arecon, cum termino qui respicit Joppen, </text:span><text:span text:style-name="vn1"><text:span text:style-name="T3">47</text:span></text:span><text:span text:style-name="T2"> et ipso fine concluditur. Ascenderuntque filii Dan, et pugnaverunt contra Lesem, ceperuntque eam: et percusserunt eam in ore gladii, et possederunt, et habitaverunt in ea, vocantes nomen ejus Lesem Dan, ex nomine Dan patris sui. </text:span><text:span text:style-name="vn1"><text:span text:style-name="T3">48</text:span></text:span><text:span text:style-name="T2"> Hæc est possessio tribus filiorum Dan, per cognationes suas, urbes et viculi earum.</text:span></text:p>
        <text:p text:style-name="P2" loext:marker-style-name="T2"><text:span text:style-name="vn1"><text:span text:style-name="T3">49</text:span></text:span><text:span text:style-name="T2"> Cumque complesset sorte dividere terram singulis per tribus suas, dederunt filii Israël possessionem Josue filio Nun in medio sui, </text:span><text:span text:style-name="vn1"><text:span text:style-name="T3">50</text:span></text:span><text:span text:style-name="T2"> juxta præceptum Domini, urbem quam postulavit Thamnath Saraa in monte Ephraim: et ædificavit civitatem, habitavitque in ea. </text:span><text:span text:style-name="vn1"><text:span text:style-name="T3">51</text:span></text:span><text:span text:style-name="T2"> Hæ sunt possessiones, quas sorte diviserunt Eleazar sacerdos, et Josue filius Nun, et principes familiarum ac tribuum filiorum Israël in Silo, coram Domino ad ostium tabernaculi testimonii: partitique sunt terram. </text:span></text:p>
      </text:section>
      <text:section text:style-name="Sect1" text:name="Section19">
        <text:h text:style-name="P3" text:outline-level="1" loext:marker-style-name="T1"><text:soft-page-break/><text:span text:style-name="chapter-num"><text:span text:style-name="T4">Josue XX</text:span></text:span><text:span text:style-name="T4"/></text:h>
        <text:p text:style-name="P2" loext:marker-style-name="T2"><text:span text:style-name="vn1"><text:span text:style-name="T3">1</text:span></text:span><text:span text:style-name="T2"> Et locutus est Dominus ad Josue, dicens: Loquere filiis Israël, et dic eis: </text:span><text:span text:style-name="vn1"><text:span text:style-name="T3">2</text:span></text:span><text:span text:style-name="T2"> Separate urbes fugitivorum, de quibus locutus sum ad vos per manum Moysi: </text:span><text:span text:style-name="vn1"><text:span text:style-name="T3">3</text:span></text:span><text:span text:style-name="T2"> ut confugiat ad eas quicumque animam percusserit nescius, et possit evadere iram proximi, qui ultor est sanguinis: </text:span><text:span text:style-name="vn1"><text:span text:style-name="T3">4</text:span></text:span><text:span text:style-name="T2"> cum ad unam harum confugerit civitatum, stabit ante portam civitatis, et loquetur senioribus urbis illius ea quæ se comprobent innocentem: sicque suscipient eum, et dabunt ei locum ad habitandum. </text:span><text:span text:style-name="vn1"><text:span text:style-name="T3">5</text:span></text:span><text:span text:style-name="T2"> Cumque ultor sanguinis eum fuerit persecutus, non tradent in manus ejus: quia ignorans percussit proximum ejus, nec ante biduum triduumve ejus probatur inimicus. </text:span><text:span text:style-name="vn1"><text:span text:style-name="T3">6</text:span></text:span><text:span text:style-name="T2"> Et habitabit in civitate illa, donec stet ante judicium, causam reddens facti sui, et moriatur sacerdos magnus, qui fuerit in illo tempore: tunc revertetur homicida, et ingredietur civitatem et domum suam de qua fugerat. </text:span><text:span text:style-name="vn1"><text:span text:style-name="T3">7</text:span></text:span><text:span text:style-name="T2"> Decreveruntque Cedes in Galilæa montis Nephthali, et Sichem in monte Ephraim, et Cariatharbe, ipsa est Hebron in monte Juda. </text:span><text:span text:style-name="vn1"><text:span text:style-name="T3">8</text:span></text:span><text:span text:style-name="T2"> Et trans Jordanem contra orientalem plagam Jericho, statuerunt Bosor, quæ sita est in campestri solitudine de tribu Ruben, et Ramoth in Galaad de tribu Gad, et Gaulon in Basan de tribu Manasse. </text:span><text:span text:style-name="vn1"><text:span text:style-name="T3">9</text:span></text:span><text:span text:style-name="T2"> Hæ civitates constitutæ sunt cunctis filiis Israël, et advenis qui habitabant inter eos, ut fugeret ad eas qui animam nescius percussisset, et non moreretur in manu proximi, effusum sanguinem vindicare cupientis, donec staret ante populum expositurus causam suam. </text:span></text:p>
      </text:section>
      <text:section text:style-name="Sect1" text:name="Section20">
        <text:h text:style-name="P3" text:outline-level="1" loext:marker-style-name="T1"><text:span text:style-name="chapter-num"><text:span text:style-name="T4">Josue XXI</text:span></text:span><text:span text:style-name="T4"/></text:h>
        <text:p text:style-name="P2" loext:marker-style-name="T2"><text:span text:style-name="vn1"><text:span text:style-name="T3">1</text:span></text:span><text:span text:style-name="T2"> Accesseruntque principes familiarum Levi ad Eleazarum sacerdotem, et Josue filium Nun, et ad duces cognationum per singulas tribus filiorum Israël: </text:span><text:span text:style-name="vn1"><text:span text:style-name="T3">2</text:span></text:span><text:span text:style-name="T2"> locutique sunt ad eos in Silo terræ Chanaan, atque dixerunt: Dominus præcepit per manum Moysi, ut darentur nobis urbes ad habitandum, et suburbana earum ad alenda jumenta. </text:span><text:span text:style-name="vn1"><text:span text:style-name="T3">3</text:span></text:span><text:span text:style-name="T2"> Dederuntque filii Israël de possessionibus suis juxta imperium Domini, civitates et suburbana earum. </text:span><text:span text:style-name="vn1"><text:span text:style-name="T3">4</text:span></text:span><text:span text:style-name="T2"> Egressaque est sors in familiam Caath filiorum Aaron sacerdotis, de tribubus Juda, et Simeon, et Benjamin, civitates tredecim: </text:span><text:span text:style-name="vn1"><text:span text:style-name="T3">5</text:span></text:span><text:span text:style-name="T2"> et reliquis filiorum Caath, id est Levitis, qui superfuerant, de tribubus Ephraim, et Dan, et dimidia tribu Manasse, civitates decem. </text:span><text:span text:style-name="vn1"><text:span text:style-name="T3">6</text:span></text:span><text:span text:style-name="T2"> Porro filii Gerson egressa est sors, ut acciperent de tribubus Issachar et Aser et Nephthali, dimidiaque tribu Manasse in Basan, civitates numero tredecim. </text:span><text:span text:style-name="vn1"><text:span text:style-name="T3">7</text:span></text:span><text:span text:style-name="T2"> Et filiis Merari per cognationes suas de tribubus Ruben et Gad et Zabulon urbes duodecim. </text:span><text:span text:style-name="vn1"><text:span text:style-name="T3">8</text:span></text:span><text:span text:style-name="T2"> Dederuntque filii Israël Levitis civitates et suburbana earum, sicut præcepit Dominus per manum Moysi, singulis sorte tribuentes. </text:span><text:span text:style-name="vn1"><text:span text:style-name="T3">9</text:span></text:span><text:span text:style-name="T2"> De tribubus filiorum Juda et Simeon dedit Josue civitates, quarum ista sunt nomina, </text:span><text:span text:style-name="vn1"><text:span text:style-name="T3">10</text:span></text:span><text:span text:style-name="T2"> filiis Aaron per familias Caath Levitici generis (prima enim sors illis egressa est), </text:span><text:span text:style-name="vn1"><text:span text:style-name="T3">11</text:span></text:span><text:span text:style-name="T2"> Cariatharbe patris Enac, quæ vocatur Hebron, in monte Juda, et suburbana ejus per circuitum. </text:span><text:span text:style-name="vn1"><text:span text:style-name="T3">12</text:span></text:span><text:span text:style-name="T2"> Agros vero et villas ejus dederat Caleb filio Jephone ad possidendum. </text:span><text:span text:style-name="vn1"><text:span text:style-name="T3">13</text:span></text:span><text:span text:style-name="T2"> Dedit ergo filiis Aaron sacerdotis Hebron confugii civitatem, ac suburbana ejus: et Lobnam cum suburbanis suis: </text:span><text:span text:style-name="vn1"><text:span text:style-name="T3">14</text:span></text:span><text:span text:style-name="T2"> et Jether, et Esthemo, </text:span><text:span text:style-name="vn1"><text:span text:style-name="T3">15</text:span></text:span><text:span text:style-name="T2"> et Holon, et Dabir, </text:span><text:span text:style-name="vn1"><text:span text:style-name="T3">16</text:span></text:span><text:span text:style-name="T2"> et Ain, et Jeta, et Bethsames, cum suburbanis suis: civitates novem de tribubus, ut dictum est, duabus. </text:span><text:span text:style-name="vn1"><text:span text:style-name="T3">17</text:span></text:span><text:span text:style-name="T2"> De tribu autem filiorum Benjamin, Gabaon, et Gabæ, </text:span><text:span text:style-name="vn1"><text:span text:style-name="T3">18</text:span></text:span><text:span text:style-name="T2"> et Anathoth et Almon, cum suburbanis suis: civitates quatuor. </text:span><text:soft-page-break/><text:span text:style-name="vn1"><text:span text:style-name="T3">19</text:span></text:span><text:span text:style-name="T2"> Omnes simul civitates filiorum Aaron sacerdotis, tredecim, cum suburbanis suis. </text:span><text:span text:style-name="vn1"><text:span text:style-name="T3">20</text:span></text:span><text:span text:style-name="T2"> Reliquis vero per familias filiorum Caath Levitici generis, hæc est data possessio. </text:span><text:span text:style-name="vn1"><text:span text:style-name="T3">21</text:span></text:span><text:span text:style-name="T2"> De tribu Ephraim urbes confugii, Sichem cum suburbanis suis in monte Ephraim, et Gazer </text:span><text:span text:style-name="vn1"><text:span text:style-name="T3">22</text:span></text:span><text:span text:style-name="T2"> et Cibsaim et Beth-horon, cum suburbanis suis, civitates quatuor. </text:span><text:span text:style-name="vn1"><text:span text:style-name="T3">23</text:span></text:span><text:span text:style-name="T2"> De tribu quoque Dan, Eltheco et Gabathon, </text:span><text:span text:style-name="vn1"><text:span text:style-name="T3">24</text:span></text:span><text:span text:style-name="T2"> et Ajalon et Gethremmon, cum suburbanis suis, civitates quatuor. </text:span><text:span text:style-name="vn1"><text:span text:style-name="T3">25</text:span></text:span><text:span text:style-name="T2"> Porro de dimidia tribu Manasse, Thanach et Gethremmon, cum suburbanis suis, civitates duæ. </text:span><text:span text:style-name="vn1"><text:span text:style-name="T3">26</text:span></text:span><text:span text:style-name="T2"> Omnes civitates decem, et suburbana earum, datæ sunt filiis Caath inferioris gradus. </text:span><text:span text:style-name="vn1"><text:span text:style-name="T3">27</text:span></text:span><text:span text:style-name="T2"> Filiis quoque Gerson Levitici generis dedit de dimidia tribu Manasse confugii civitates, Gaulon in Basan, et Bosram, cum suburbanis suis, civitates duas. </text:span><text:span text:style-name="vn1"><text:span text:style-name="T3">28</text:span></text:span><text:span text:style-name="T2"> Porro de tribu Issachar, Cesion, et Dabereth, </text:span><text:span text:style-name="vn1"><text:span text:style-name="T3">29</text:span></text:span><text:span text:style-name="T2"> et Jaramoth, et Engannim, cum suburbanis suis, civitates quatuor. </text:span><text:span text:style-name="vn1"><text:span text:style-name="T3">30</text:span></text:span><text:span text:style-name="T2"> De tribu autem Aser, Masal et Abdon, </text:span><text:span text:style-name="vn1"><text:span text:style-name="T3">31</text:span></text:span><text:span text:style-name="T2"> et Helcath, et Rohob, cum suburbanis suis, civitates quatuor. </text:span><text:span text:style-name="vn1"><text:span text:style-name="T3">32</text:span></text:span><text:span text:style-name="T2"> De tribu quoque Nephthali civitates confugii, Cedes in Galilæa, et Hammoth Dor, et Carthan, cum suburbanis suis, civitates tres. </text:span><text:span text:style-name="vn1"><text:span text:style-name="T3">33</text:span></text:span><text:span text:style-name="T2"> Omnes urbes familiarum Gerson, tredecim, cum suburbanis suis. </text:span><text:span text:style-name="vn1"><text:span text:style-name="T3">34</text:span></text:span><text:span text:style-name="T2"> Filiis autem Merari Levitis inferioris gradus per familias suas data est de tribu Zabulon, Jecnam, et Cartha </text:span><text:span text:style-name="vn1"><text:span text:style-name="T3">35</text:span></text:span><text:span text:style-name="T2"> et Damna et Naalol, civitates quatuor cum suburbanis suis. </text:span><text:span text:style-name="vn1"><text:span text:style-name="T3">36</text:span></text:span><text:span text:style-name="T2"> De tribu Ruben ultra Jordanem contra Jericho civitates refugii, Bosor in solitudine, Misor et Jaser et Jethson et Mephaath, civitates quatuor cum suburbanis suis. </text:span><text:span text:style-name="vn1"><text:span text:style-name="T3">37</text:span></text:span><text:span text:style-name="T2"> De tribu Gad civitates confugii, Ramoth in Galaad, et Manaim et Hesebon et Jazer, civitates quatuor cum suburbanis suis. </text:span><text:span text:style-name="vn1"><text:span text:style-name="T3">38</text:span></text:span><text:span text:style-name="T2"> Omnes urbes filiorum Merari per familias et cognationes suas, duodecim. </text:span><text:span text:style-name="vn1"><text:span text:style-name="T3">39</text:span></text:span><text:span text:style-name="T2"> Itaque civitates universæ Levitarum in medio possessionis filiorum Israël fuerunt quadraginta octo </text:span><text:span text:style-name="vn1"><text:span text:style-name="T3">40</text:span></text:span><text:span text:style-name="T2"> cum suburbanis suis, singulæ per familias distributæ.</text:span></text:p>
        <text:p text:style-name="P2" loext:marker-style-name="T2"><text:span text:style-name="vn1"><text:span text:style-name="T3">41</text:span></text:span><text:span text:style-name="T2"> Deditque Dominus Deus Israëli omnem terram, quam traditurum se patribus eorum juraverat: et possederunt illam, atque habitaverunt in ea. </text:span><text:span text:style-name="vn1"><text:span text:style-name="T3">42</text:span></text:span><text:span text:style-name="T2"> Dataque est ab eo pax in omnes per circuitum nationes: nullusque eis hostium resistere ausus est, sed cuncti in eorum ditionem redacti sunt. </text:span><text:span text:style-name="vn1"><text:span text:style-name="T3">43</text:span></text:span><text:span text:style-name="T2"> Ne unum quidem verbum, quod illis præstiturum se esse promiserat, irritum fuit, sed rebus expleta sunt omnia. </text:span></text:p>
      </text:section>
      <text:section text:style-name="Sect1" text:name="Section21">
        <text:h text:style-name="P3" text:outline-level="1" loext:marker-style-name="T1"><text:span text:style-name="chapter-num"><text:span text:style-name="T4">Josue XXII</text:span></text:span><text:span text:style-name="T4"/></text:h>
        <text:p text:style-name="P2" loext:marker-style-name="T2"><text:span text:style-name="vn1"><text:span text:style-name="T3">1</text:span></text:span><text:span text:style-name="T2"> Eodem tempore vocavit Josue Rubenitas, et Gaditas, et dimidiam tribum Manasse, </text:span><text:span text:style-name="vn1"><text:span text:style-name="T3">2</text:span></text:span><text:span text:style-name="T2"> dixitque ad eos: Fecistis omnia quæ præcepit vobis Moyses famulus Domini: mihi quoque in omnibus obedistis, </text:span><text:span text:style-name="vn1"><text:span text:style-name="T3">3</text:span></text:span><text:span text:style-name="T2"> nec reliquistis fratres vestros longo tempore, usque in præsentem diem, custodientes imperium Domini Dei vestri. </text:span><text:span text:style-name="vn1"><text:span text:style-name="T3">4</text:span></text:span><text:span text:style-name="T2"> Quia igitur dedit Dominus Deus vester fratribus vestris quietem et pacem, sicut pollicitus est: revertimini, et ite in tabernacula vestra, et in terram possessionis, quam tradidit vobis Moyses famulus Domini trans Jordanem: </text:span><text:span text:style-name="vn1"><text:span text:style-name="T3">5</text:span></text:span><text:span text:style-name="T2"> ita dumtaxat ut custodiatis attente, et opere compleatis mandatum et legem quam præcepit vobis Moyses famulus Domini, ut diligatis Dominum Deum vestrum, et ambuletis in omnibus viis ejus, et observetis mandata illius, adhæreatisque ei, ac serviatis in omni corde, et in omni anima vestra. </text:span><text:span text:style-name="vn1"><text:span text:style-name="T3">6</text:span></text:span><text:span text:style-name="T2"> Benedixitque eis Josue, et dimisit eos. Qui reversi sunt in tabernacula sua. </text:span><text:span text:style-name="vn1"><text:span text:style-name="T3">7</text:span></text:span><text:span text:style-name="T2"> Dimidiæ autem tribui Manasse possessionem Moyses dederat in Basan: et idcirco mediæ, quæ superfuit, dedit Josue sortem inter ceteros fratres suos </text:span><text:soft-page-break/><text:span text:style-name="T2">trans Jordanem ad occidentalem plagam. Cumque dimitteret eos in tabernacula sua, et benedixisset eis, </text:span><text:span text:style-name="vn1"><text:span text:style-name="T3">8</text:span></text:span><text:span text:style-name="T2"> dixit ad eos: In multa substantia atque divitiis revertimini ad sedes vestras, cum argento et auro, ære ac ferro, et veste multiplici: dividite prædam hostium cum fratribus vestris.</text:span></text:p>
        <text:p text:style-name="P2" loext:marker-style-name="T2"><text:span text:style-name="vn1"><text:span text:style-name="T3">9</text:span></text:span><text:span text:style-name="T2"> Reversique sunt, et abierunt filii Ruben, et filii Gad, et dimidia tribus Manasse, a filiis Israël de Silo, quæ sita est in Chanaan, ut intrarent Galaad terram possessionis suæ, quam obtinuerant juxta imperium Domini in manu Moysi. </text:span><text:span text:style-name="vn1"><text:span text:style-name="T3">10</text:span></text:span><text:span text:style-name="T2"> Cumque venissent ad tumulos Jordanis in terram Chanaan, ædificaverunt juxta Jordanem altare infinitæ magnitudinis. </text:span><text:span text:style-name="vn1"><text:span text:style-name="T3">11</text:span></text:span><text:span text:style-name="T2"> Quod cum audissent filii Israël, et ad eos certi nuntii detulissent, ædificasse filios Ruben, et Gad, et dimidiæ tribus Manasse, altare in terra Chanaan, super Jordanis tumulos, contra filios Israël: </text:span><text:span text:style-name="vn1"><text:span text:style-name="T3">12</text:span></text:span><text:span text:style-name="T2"> convenerunt omnes in Silo, ut ascenderent, et dimicarent contra eos. </text:span><text:span text:style-name="vn1"><text:span text:style-name="T3">13</text:span></text:span><text:span text:style-name="T2"> Et interim miserunt ad illos in terram Galaad Phinees filium Eleazari sacerdotis, </text:span><text:span text:style-name="vn1"><text:span text:style-name="T3">14</text:span></text:span><text:span text:style-name="T2"> et decem principes cum eo, singulos de singulis tribubus. </text:span><text:span text:style-name="vn1"><text:span text:style-name="T3">15</text:span></text:span><text:span text:style-name="T2"> Qui venerunt ad filios Ruben, et Gad, et dimidiæ tribus Manasse in terram Galaad, dixeruntque ad eos: </text:span><text:span text:style-name="vn1"><text:span text:style-name="T3">16</text:span></text:span><text:span text:style-name="T2"> Hæc mandat omnis populus Domini: Quæ est ista transgressio? cur reliquistis Dominum Deum Israël, ædificantes altare sacrilegum, et a cultu illius recedentes? </text:span><text:span text:style-name="vn1"><text:span text:style-name="T3">17</text:span></text:span><text:span text:style-name="T2"> an parum vobis est quod peccastis in Beelphegor, et usque in præsentem diem macula hujus sceleris in nobis permanet, multique de populo corruerunt? </text:span><text:span text:style-name="vn1"><text:span text:style-name="T3">18</text:span></text:span><text:span text:style-name="T2"> Et vos hodie reliquistis Dominum, et cras in universum Israël ira ejus desæviet. </text:span><text:span text:style-name="vn1"><text:span text:style-name="T3">19</text:span></text:span><text:span text:style-name="T2"> Quod si putatis immundam esse terram possessionis vestræ, transite ad terram, in qua tabernaculum Domini est, et habitate inter nos: tantum ut a Domino et a nostro consortio non recedatis, ædificato altari præter altare Domini Dei nostri. </text:span><text:span text:style-name="vn1"><text:span text:style-name="T3">20</text:span></text:span><text:span text:style-name="T2"> Nonne Achan filius Zare præteriit mandatum Domini, et super omnem populum Israël ira ejus incubuit? et ille erat unus homo, atque utinam solum periisset in scelere suo.</text:span></text:p>
        <text:p text:style-name="P2" loext:marker-style-name="T2"><text:span text:style-name="vn1"><text:span text:style-name="T3">21</text:span></text:span><text:span text:style-name="T2"> Responderuntque filii Ruben et Gad, et dimidia tribus Manasse, principibus legationis Israël: </text:span><text:span text:style-name="vn1"><text:span text:style-name="T3">22</text:span></text:span><text:span text:style-name="T2"> Fortissimus Deus Dominus, fortissimus Deus Dominus, ipse novit, et Israël simul intelliget: si prævaricationis animo hoc altare construximus, non custodiat nos, sed puniat nos in præsenti: </text:span><text:span text:style-name="vn1"><text:span text:style-name="T3">23</text:span></text:span><text:span text:style-name="T2"> et si ea mente fecimus ut holocausta, et sacrificium, et pacificas victimas super eo imponeremus, ipse quærat et judicet: </text:span><text:span text:style-name="vn1"><text:span text:style-name="T3">24</text:span></text:span><text:span text:style-name="T2"> et non ea magis cogitatione atque tractatu, ut diceremus: Cras dicent filii vestri filiis nostris: Quid vobis et Domino Deo Israël? </text:span><text:span text:style-name="vn1"><text:span text:style-name="T3">25</text:span></text:span><text:span text:style-name="T2"> terminum posuit Dominus inter nos et vos, o filii Ruben, et filii Gad, Jordanem fluvium, et idcirco partem non habetis in Domino: et per hanc occasionem avertent filii vestri filios nostros a timore Domini. Putavimus itaque melius, </text:span><text:span text:style-name="vn1"><text:span text:style-name="T3">26</text:span></text:span><text:span text:style-name="T2"> et diximus: Exstruamus nobis altare, non in holocausta, neque ad victimas offerendas, </text:span><text:span text:style-name="vn1"><text:span text:style-name="T3">27</text:span></text:span><text:span text:style-name="T2"> sed in testimonium inter nos et vos, et sobolem nostram vestramque progeniem, ut serviamus Domino, et juris nostri sit offerre et holocausta, et victimas, et pacificas hostias: et nequaquam dicant cras filii vestri filiis nostris: Non est vobis pars in Domino. </text:span><text:span text:style-name="vn1"><text:span text:style-name="T3">28</text:span></text:span><text:span text:style-name="T2"> Quod si voluerint dicere, respondebunt eis: Ecce altare Domini, quod fecerunt patres nostri, non in holocausta, neque in sacrificium, sed in testimonium nostrum ac vestrum. </text:span><text:span text:style-name="vn1"><text:span text:style-name="T3">29</text:span></text:span><text:span text:style-name="T2"> Absit a nobis hoc scelus, ut recedamus a Domino, et ejus vestigia relinquamus, exstructo altari ad holocausta, et sacrificia, et victimas offerendas, præter altare Domini Dei nostri, quod exstructum est ante tabernaculum ejus.</text:span></text:p>
        <text:p text:style-name="P2" loext:marker-style-name="T2"><text:soft-page-break/><text:span text:style-name="vn1"><text:span text:style-name="T3">30</text:span></text:span><text:span text:style-name="T2"> Quibus auditis, Phinees sacerdos, et principes legationis Israël, qui erant cum eo, placati sunt: et verba filiorum Ruben, et Gad, et dimidiæ tribus Manasse, libentissime susceperunt. </text:span><text:span text:style-name="vn1"><text:span text:style-name="T3">31</text:span></text:span><text:span text:style-name="T2"> Dixtque Phinees filius Eleazari sacerdos ad eos: Nunc scimus quod nobiscum sit Dominus, quoniam alieni estis a prævaricatione hac, et liberastis filios Israël de manu Domini. </text:span><text:span text:style-name="vn1"><text:span text:style-name="T3">32</text:span></text:span><text:span text:style-name="T2"> Reversusque est cum principibus a filiis Ruben et Gad de terra Galaad, finium Chanaan, ad filios Israël, et retulit eis. </text:span><text:span text:style-name="vn1"><text:span text:style-name="T3">33</text:span></text:span><text:span text:style-name="T2"> Placuitque sermo cunctis audientibus. Et laudaverunt Deum filii Israël, et nequaquam ultra dixerunt, ut ascenderent contra eos, atque pugnarent, et delerent terram possessionis eorum. </text:span><text:span text:style-name="vn1"><text:span text:style-name="T3">34</text:span></text:span><text:span text:style-name="T2"> Vocaveruntque filii Ruben, et filii Gad, altare quod exstruxerant, Testimonium nostrum, quod Dominus ipse sit Deus. </text:span></text:p>
      </text:section>
      <text:section text:style-name="Sect1" text:name="Section22">
        <text:h text:style-name="P3" text:outline-level="1" loext:marker-style-name="T1"><text:span text:style-name="chapter-num"><text:span text:style-name="T4">Josue XXIII</text:span></text:span><text:span text:style-name="T4"/></text:h>
        <text:p text:style-name="P2" loext:marker-style-name="T2"><text:span text:style-name="vn1"><text:span text:style-name="T3">1</text:span></text:span><text:span text:style-name="T2"> Evoluto autem multo tempore, postquam pacem dederat Dominus Israëli, subjectis in gyro nationibus universis, et Josue jam longævo, et persenilis ætatis, </text:span><text:span text:style-name="vn1"><text:span text:style-name="T3">2</text:span></text:span><text:span text:style-name="T2"> vocavit Josue omnem Israëlem, majoresque natu, et principes ac duces, et magistros, dixitque ad eos: Ego senui, et progressioris ætatis sum: </text:span><text:span text:style-name="vn1"><text:span text:style-name="T3">3</text:span></text:span><text:span text:style-name="T2"> vosque cernitis omnia, quæ fecerit Dominus Deus vester cunctis per circuitum nationibus, quomodo pro vobis ipse pugnaverit: </text:span><text:span text:style-name="vn1"><text:span text:style-name="T3">4</text:span></text:span><text:span text:style-name="T2"> et nunc quia vobis sorte divisit omnem terram, ab orientali parte Jordanis usque ad mare magnum, multæque adhuc supersunt nationes: </text:span><text:span text:style-name="vn1"><text:span text:style-name="T3">5</text:span></text:span><text:span text:style-name="T2"> Dominus Deus vester disperdet eas et auferet a facie vestra, et possidebitis terram, sicut vobis pollicitus est. </text:span><text:span text:style-name="vn1"><text:span text:style-name="T3">6</text:span></text:span><text:span text:style-name="T2"> Tantum confortamini, et estote solliciti, ut custodiatis cuncta quæ scripta sunt in volumine legis Moysi: et non declinetis ab eis neque ad dexteram neque ad sinistram: </text:span><text:span text:style-name="vn1"><text:span text:style-name="T3">7</text:span></text:span><text:span text:style-name="T2"> ne postquam intraveritis ad gentes quæ inter vos futuræ sunt, juretis in nomine deorum earum, et serviatis eis, et adoretis illos: </text:span><text:span text:style-name="vn1"><text:span text:style-name="T3">8</text:span></text:span><text:span text:style-name="T2"> sed adhæreatis Domino Deo vestro: quod fecistis usque in diem hanc. </text:span><text:span text:style-name="vn1"><text:span text:style-name="T3">9</text:span></text:span><text:span text:style-name="T2"> Et tunc auferet Dominus Deus in conspectu vestro gentes magnas et robustissimas, et nullus vobis resistere poterit. </text:span><text:span text:style-name="vn1"><text:span text:style-name="T3">10</text:span></text:span><text:span text:style-name="T2"> Unus e vobis persequetur hostium mille viros: quia Dominus Deus vester pro vobis ipse pugnabit, sicut pollicitus est. </text:span><text:span text:style-name="vn1"><text:span text:style-name="T3">11</text:span></text:span><text:span text:style-name="T2"> Hoc tantum diligentissime præcavete: ut diligatis Dominum Deum vestrum. </text:span><text:span text:style-name="vn1"><text:span text:style-name="T3">12</text:span></text:span><text:span text:style-name="T2"> Quod si volueritis gentium harum, quæ inter vos habitant, erroribus adhærere, et cum eis miscere connubia, atque amicitias copulare: </text:span><text:span text:style-name="vn1"><text:span text:style-name="T3">13</text:span></text:span><text:span text:style-name="T2"> jam nunc scitote quod Dominus Deus vester non eas deleat ante faciem vestram, sed sint vobis in foveam ac laqueum, et offendiculum ex latere vestro, et sudes in oculis vestris, donec vos auferat atque disperdat de terra hac optima, quam tradidit vobis. </text:span><text:span text:style-name="vn1"><text:span text:style-name="T3">14</text:span></text:span><text:span text:style-name="T2"> En ego hodie ingredior viam universæ terræ, et toto animo cognoscetis quod de omnibus verbis, quæ se Dominus præstiturum vobis esse pollicitus est, unum non præterierit incassum. </text:span><text:span text:style-name="vn1"><text:span text:style-name="T3">15</text:span></text:span><text:span text:style-name="T2"> Sicut ergo implevit opere quod promisit, et prospera cuncta venerunt: sic adducet super vos quidquid malorum comminatus est, donec vos auferat atque disperdat de terra hac optima, quam tradidit vobis, </text:span><text:span text:style-name="vn1"><text:span text:style-name="T3">16</text:span></text:span><text:span text:style-name="T2"> eo quod præterieritis pactum Domini Dei vestri, quod pepigit vobiscum, et servieritis diis alienis, ad adoraveritis eos: cito atque velociter consurget in vos furor Domini, et auferemini ab hac terra optima, quam tradidit vobis. </text:span></text:p>
      </text:section>
      <text:section text:style-name="Sect1" text:name="Section23">
        <text:h text:style-name="P3" text:outline-level="1" loext:marker-style-name="T1"><text:soft-page-break/><text:span text:style-name="chapter-num"><text:span text:style-name="T4">Josue XXIV</text:span></text:span><text:span text:style-name="T4"/></text:h>
        <text:p text:style-name="P2" loext:marker-style-name="T2"><text:span text:style-name="vn1"><text:span text:style-name="T3">1</text:span></text:span><text:span text:style-name="T2"> Congregavitque Josue omnes tribus Israël in Sichem, et vocavit majores natu, ac principes, et judices, et magistros: steteruntque in conspectu Domini, </text:span><text:span text:style-name="vn1"><text:span text:style-name="T3">2</text:span></text:span><text:span text:style-name="T2"> et ad populum sic locutus est: Hæc dicit Dominus Deus Israël: Trans fluvium habitaverunt patres vestri ab initio, Thare pater Abraham et Nachor: servieruntque diis alienis. </text:span><text:span text:style-name="vn1"><text:span text:style-name="T3">3</text:span></text:span><text:span text:style-name="T2"> Tuli ergo patrem vestrum Abraham de Mesopotamiæ finibus, et adduxi eum in terram Chanaan, multiplicavique semen ejus, </text:span><text:span text:style-name="vn1"><text:span text:style-name="T3">4</text:span></text:span><text:span text:style-name="T2"> et dedi ei Isaac: illique rursum dedi Jacob et Esau. E quibus, Esau dedi montem Seir ad possidendum: Jacob vero et filii ejus descenderunt in Ægyptum. </text:span><text:span text:style-name="vn1"><text:span text:style-name="T3">5</text:span></text:span><text:span text:style-name="T2"> Misique Moysen et Aaron, et percussi Ægyptum multis signis atque portentis. </text:span><text:span text:style-name="vn1"><text:span text:style-name="T3">6</text:span></text:span><text:span text:style-name="T2"> Eduxique vos et patres vestros de Ægypto, et venistis ad mare: persecutique sunt Ægyptii patres vestros cum curribus et equitatu, usque ad mare Rubrum. </text:span><text:span text:style-name="vn1"><text:span text:style-name="T3">7</text:span></text:span><text:span text:style-name="T2"> Clamaverunt autem ad Dominum filii Israël: qui posuit tenebras inter vos et Ægyptios, et adduxit super eos mare, et operuit eos. Viderunt oculi vestri cuncta quæ in Ægypto fecerim, et habitastis in solitudine multo tempore: </text:span><text:span text:style-name="vn1"><text:span text:style-name="T3">8</text:span></text:span><text:span text:style-name="T2"> et introduxi vos in terram Amorrhæi, qui habitabat trans Jordanem. Cumque pugnarent contra vos, tradidi eos in manus vestras, et possedistis terram eorum, atque interfecistis eos. </text:span><text:span text:style-name="vn1"><text:span text:style-name="T3">9</text:span></text:span><text:span text:style-name="T2"> Surrexit autem Balac filius Sephor rex Moab, et pugnavit contra Israëlem. Misitque et vocavit Balaam filium Beor, ut malediceret vobis: </text:span><text:span text:style-name="vn1"><text:span text:style-name="T3">10</text:span></text:span><text:span text:style-name="T2"> et ego nolui audire eum, sed e contrario per illum benedixi vobis, et liberavi vos de manu ejus. </text:span><text:span text:style-name="vn1"><text:span text:style-name="T3">11</text:span></text:span><text:span text:style-name="T2"> Transistisque Jordanem, et venistis ad Jericho. Pugnaveruntque contra vos viri civitatis ejus, Amorrhæus et Pherezæus, et Chananæus, et Hethæus, et Gergezæus, et Hevæus, et Jebusæus: et tradidi illos in manus vestras. </text:span><text:span text:style-name="vn1"><text:span text:style-name="T3">12</text:span></text:span><text:span text:style-name="T2"> Misique ante vos crabrones: et ejeci eos de locis suis, duos reges Amorrhæorum, non in gladio nec in arcu tuo. </text:span><text:span text:style-name="vn1"><text:span text:style-name="T3">13</text:span></text:span><text:span text:style-name="T2"> Dedique vobis terram, in qua non laborastis, et urbes quas non ædificastis, ut habitaretis in eis: vineas, et oliveta, quæ non plantastis. </text:span><text:span text:style-name="vn1"><text:span text:style-name="T3">14</text:span></text:span><text:span text:style-name="T2"> Nunc ergo timete Dominum, et servite ei perfecto corde atque verissimo: et auferte deos quibus servierunt patres vestri in Mesopotamia et in Ægypto, ac servite Domino. </text:span><text:span text:style-name="vn1"><text:span text:style-name="T3">15</text:span></text:span><text:span text:style-name="T2"> Sin autem malum vobis videtur ut Domino serviatis, optio vobis datur: eligite hodie quod placet, cui servire potissimum debeatis: utrum diis, quibus servierunt patres vestri in Mesopotamia, an diis Amorrhæorum, in quorum terra habitatis: ego autem et domus mea serviemus Domino.</text:span></text:p>
        <text:p text:style-name="P2" loext:marker-style-name="T2"><text:span text:style-name="vn1"><text:span text:style-name="T3">16</text:span></text:span><text:span text:style-name="T2"> Responditque populus, et ait: Absit a nobis ut relinquamus Dominum, et serviamus diis alienis. </text:span><text:span text:style-name="vn1"><text:span text:style-name="T3">17</text:span></text:span><text:span text:style-name="T2"> Dominus Deus noster, ipse eduxit nos et patres nostros de terra Ægypti, de domo servitutis: fecitque videntibus nobis signa ingentia, et custodivit nos in omni via per quam ambulavimus, et in cunctis populis per quos transivimus. </text:span><text:span text:style-name="vn1"><text:span text:style-name="T3">18</text:span></text:span><text:span text:style-name="T2"> Et ejecit universas gentes, Amorrhæum habitatorem terræ quam nos intravimus. Serviemus igitur Domino, quia ipse est Deus noster. </text:span><text:span text:style-name="vn1"><text:span text:style-name="T3">19</text:span></text:span><text:span text:style-name="T2"> Dixitque Josue ad populum: Non poteritis servire Domino: Deus enim sanctus et fortis æmulator est, nec ignoscet sceleribus vestris atque peccatis. </text:span><text:span text:style-name="vn1"><text:span text:style-name="T3">20</text:span></text:span><text:span text:style-name="T2"> Si dimiseritis Dominum, et servieritis diis alienis, convertet se, et affliget vos atque subvertet, postquam vobis præstiterit bona. </text:span><text:span text:style-name="vn1"><text:span text:style-name="T3">21</text:span></text:span><text:span text:style-name="T2"> Dixitque populus ad Josue: Nequaquam ita ut loqueris erit, sed Domino serviemus. </text:span><text:span text:style-name="vn1"><text:span text:style-name="T3">22</text:span></text:span><text:span text:style-name="T2"> Et Josue ad populum: Testes, inquit, vos estis, quia ipsi elegeritis vobis Dominum ut serviatis ei. Responderuntque: Testes. </text:span><text:span text:style-name="vn1"><text:span text:style-name="T3">23</text:span></text:span><text:span text:style-name="T2"> Nunc ergo, ait, auferte deos alienos de medio vestri, et inclinate corda vestra ad Dominum Deum Israël. </text:span><text:span text:style-name="vn1"><text:span text:style-name="T3">24</text:span></text:span><text:span text:style-name="T2"> Dixitque populus ad Josue: Domino Deo nostro serviemus, et obedientes erimus præceptis ejus.</text:span></text:p>
        <text:p text:style-name="P2" loext:marker-style-name="T2"><text:soft-page-break/><text:span text:style-name="vn1"><text:span text:style-name="T3">25</text:span></text:span><text:span text:style-name="T2"> Percussit ergo Josue in die illo fœdus, et proposuit populo præcepta atque judicia in Sichem. </text:span><text:span text:style-name="vn1"><text:span text:style-name="T3">26</text:span></text:span><text:span text:style-name="T2"> Scripsit quoque omnia verba hæc in volumine legis Domini: et tulit lapidem pergrandem, posuitque eum subter quercum, quæ erat in sanctuario Domini: </text:span><text:span text:style-name="vn1"><text:span text:style-name="T3">27</text:span></text:span><text:span text:style-name="T2"> et dixit ad omnem populum: En lapis iste erit vobis in testimonium, quod audierit omnia verba Domini, quæ locutus est vobis: ne forte postea negare velitis, et mentiri Domino Deo vestro. </text:span><text:span text:style-name="vn1"><text:span text:style-name="T3">28</text:span></text:span><text:span text:style-name="T2"> Dimisitque populum, singulos in possessionem suam.</text:span></text:p>
        <text:p text:style-name="P2" loext:marker-style-name="T2"><text:span text:style-name="vn1"><text:span text:style-name="T3">29</text:span></text:span><text:span text:style-name="T2"> Et post hæc mortuus est Josue filius Nun servus Domini, centum et decem annorum: </text:span><text:span text:style-name="vn1"><text:span text:style-name="T3">30</text:span></text:span><text:span text:style-name="T2"> sepelieruntque eum in finibus possessionis suæ in Thamnathsare, quæ est sita in monte Ephraim, a septentrionali parte montis Gaas. </text:span><text:span text:style-name="vn1"><text:span text:style-name="T3">31</text:span></text:span><text:span text:style-name="T2"> Servivitque Israël Domino cunctis diebus Josue et seniorum, qui longo vixerunt tempore post Josue, et qui noverunt omnia opera Domini quæ fecerat in Israël.</text:span></text:p>
        <text:p text:style-name="P2" loext:marker-style-name="T2"><text:span text:style-name="vn1"><text:span text:style-name="T3">32</text:span></text:span><text:span text:style-name="T2"> Ossa quoque Joseph, quæ tulerant filii Israël de Ægypto, sepelierunt in Sichem, in parte agri quem emerat Jacob a filiis Hemor patris Sichem, centum novellis ovibus, et fuit in possessionem filiorum Joseph. </text:span><text:span text:style-name="vn1"><text:span text:style-name="T3">33</text:span></text:span><text:span text:style-name="T2"> Eleazar quoque filius Aaron mortuus est: et sepelierunt eum in Gabaath Phinees filii ejus, quæ data est ei in monte Ephraim.</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he" style:country-complex="IL"/>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text-align="center" style:justify-single-word="false"/>
      <style:text-properties style:font-name="Lucida Bright" fo:font-family="'Lucida Bright'" style:font-family-generic="roman" style:font-pitch="variable" fo:font-size="20.5pt" fo:font-weight="bold" style:letter-kerning="true" style:font-name-asian="Arial Unicode MS" style:font-family-asian="'Arial Unicode MS'" style:font-family-generic-asian="system" style:font-pitch-asian="variable" style:font-size-asian="20.5pt" style:font-weight-asian="bold" style:font-name-complex="Arial Unicode MS" style:font-family-complex="'Arial Unicode MS'" style:font-family-generic-complex="system" style:font-pitch-complex="variable" style:font-size-complex="20.5pt" style:language-complex="he" style:country-complex="IL" style:font-weight-complex="bold"/>
    </style:style>
    <style:style style:name="Normal_20__28_Web_29_" style:display-name="Normal (Web)" style:family="paragraph" style:parent-style-name="Standard">
      <style:paragraph-properties fo:margin-top="0.494cm" fo:margin-bottom="0.494cm" style:contextual-spacing="false" fo:text-align="justify" style:justify-single-word="false"/>
      <style:text-properties style:font-name-asian="Arial Unicode MS" style:font-family-asian="'Arial Unicode MS'" style:font-family-generic-asian="system" style:font-pitch-asian="variable" style:language-complex="he" style:country-complex="IL"/>
    </style:style>
    <style:style style:name="Block_20_Text" style:display-name="Block Text" style:family="paragraph" style:parent-style-name="Standard">
      <style:paragraph-properties fo:margin-left="3cm" fo:margin-right="2cm" fo:margin-top="0.212cm" fo:margin-bottom="0cm" style:contextual-spacing="false" fo:text-indent="-1cm" style:auto-text-indent="false"/>
      <style:text-properties fo:color="#000000" loext:opacity="100%"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mbria" fo:font-family="Cambria" style:font-family-generic="roman" style:font-pitch="variable" fo:font-size="16pt" fo:font-weight="bold" style:letter-kerning="true" style:font-name-asian="F"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vc" style:family="text" style:parent-style-name="Default_20_Paragraph_20_Font">
      <style:text-properties fo:font-size="4pt" style:font-size-asian="4pt" style:font-name-complex="Times New Roman1" style:font-family-complex="'Times New Roman'" style:font-family-generic-complex="system" style:font-pitch-complex="variable" style:font-size-complex="4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chapter-num" style:family="text" style:parent-style-name="Default_20_Paragraph_20_Font">
      <style:text-properties fo:font-size="20.5pt" fo:font-weight="bold" style:font-size-asian="20.5pt" style:font-weight-asian="bold" style:font-name-complex="Times New Roman1" style:font-family-complex="'Times New Roman'" style:font-family-generic-complex="system" style:font-pitch-complex="variable" style:font-size-complex="20.5pt" style:font-weight-complex="bold"/>
    </style:style>
    <style:style style:name="vn1" style:family="text" style:parent-style-name="Default_20_Paragraph_20_Font">
      <style:text-properties fo:color="#ff0000" loext:opacity="100%" style:text-position="super 58%" fo:font-size="7pt" style:font-size-asian="7pt" style:font-name-complex="Times New Roman1" style:font-family-complex="'Times New Roman'" style:font-family-generic-complex="system" style:font-pitch-complex="variable" style:font-size-complex="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he Book of Joshua</dc:title>
    <dc:creator>Adrian Hills</dc:creator>
    <meta:editing-cycles>1</meta:editing-cycles>
    <meta:creation-date>2024-07-09T15:11:00</meta:creation-date>
    <dc:date>2024-07-09T15:11:00</dc:date>
    <meta:editing-duration>PT1M</meta:editing-duration>
    <meta:generator>LibreOffice/25.2.1.2$Windows_X86_64 LibreOffice_project/d3abf4aee5fd705e4a92bba33a32f40bc4e56f49</meta:generator>
    <meta:document-statistic meta:table-count="0" meta:image-count="0" meta:object-count="0" meta:page-count="26" meta:paragraph-count="102" meta:word-count="12959" meta:character-count="83692" meta:non-whitespace-character-count="70808"/>
    <meta:user-defined meta:name="AppVersion">16.0000</meta:user-defined>
    <meta:user-defined meta:name="Company">Zacchaeus</meta:user-defined>
    <meta:user-defined meta:name="Document number">B401</meta:user-defined>
    <meta:user-defined meta:name="OOXMLCorePropertyCategory">The Prophets (Bnnn-Xxx)</meta:user-defined>
    <meta:user-defined meta:name="OOXMLCorePropertyVersion" meta:value-type="string">1</meta:user-defined>
    <meta:user-defined meta:name="Source" meta:value-type="string">Michael Tweedale</meta:user-defined>
    <meta:template xlink:type="simple" xlink:actuate="onRequest" xlink:title="Normal.dotm" xlink:href=""/>
  </office:meta>
</office:document-meta>
</file>